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5fd032f"/>
    </style:style>
    <style:style style:name="P2" style:family="paragraph" style:parent-style-name="Text_20_body">
      <style:text-properties style:font-name="Century Schoolbook L" fo:font-size="11pt" fo:font-weight="normal" officeooo:rsid="0617a91e" officeooo:paragraph-rsid="0618fbd7" style:font-size-asian="10.5pt" style:font-weight-asian="normal"/>
    </style:style>
    <style:style style:name="P3" style:family="paragraph" style:parent-style-name="Text_20_body">
      <style:text-properties style:font-name="Century Schoolbook L" fo:font-size="11pt" fo:font-weight="normal" officeooo:rsid="0618fbd7" officeooo:paragraph-rsid="0618fbd7" style:font-size-asian="10.5pt" style:font-weight-asian="normal"/>
    </style:style>
    <style:style style:name="P4" style:family="paragraph" style:parent-style-name="Text_20_body">
      <style:text-properties style:font-name="Century Schoolbook L" fo:font-size="11pt" fo:font-weight="normal" officeooo:rsid="0618fbd7" officeooo:paragraph-rsid="061eb74c" style:font-size-asian="10.5pt" style:font-weight-asian="normal"/>
    </style:style>
    <style:style style:name="P5" style:family="paragraph" style:parent-style-name="Text_20_body">
      <style:text-properties style:font-name="Century Schoolbook L" fo:font-size="11pt" fo:font-weight="normal" officeooo:rsid="061ad1ac" officeooo:paragraph-rsid="061ad1ac" style:font-size-asian="10.5pt" style:font-weight-asian="normal"/>
    </style:style>
    <style:style style:name="P6" style:family="paragraph" style:parent-style-name="Text_20_body">
      <style:text-properties style:font-name="Century Schoolbook L" fo:font-size="11pt" fo:font-weight="normal" officeooo:rsid="061ad1ac" officeooo:paragraph-rsid="061c100c" style:font-size-asian="10.5pt" style:font-weight-asian="normal"/>
    </style:style>
    <style:style style:name="P7" style:family="paragraph" style:parent-style-name="Text_20_body">
      <style:text-properties style:font-name="Century Schoolbook L" fo:font-size="11pt" fo:font-weight="normal" officeooo:rsid="061ad1ac" officeooo:paragraph-rsid="06296f0b" style:font-size-asian="10.5pt" style:font-weight-asian="normal"/>
    </style:style>
    <style:style style:name="P8" style:family="paragraph" style:parent-style-name="Text_20_body">
      <style:text-properties style:font-name="Century Schoolbook L" fo:font-size="11pt" fo:font-weight="normal" officeooo:rsid="0624728b" officeooo:paragraph-rsid="0624728b" style:font-size-asian="10.5pt" style:font-weight-asian="normal"/>
    </style:style>
    <style:style style:name="P9" style:family="paragraph" style:parent-style-name="Text_20_body">
      <style:text-properties style:font-name="Century Schoolbook L" fo:font-size="11pt" fo:font-weight="normal" officeooo:rsid="064be581" officeooo:paragraph-rsid="064be581" style:font-size-asian="10.5pt" style:font-weight-asian="normal"/>
    </style:style>
    <style:style style:name="P10" style:family="paragraph" style:parent-style-name="Text_20_body">
      <style:text-properties style:font-name="Century Schoolbook L" fo:font-size="11pt" fo:font-weight="normal" officeooo:rsid="067e2628" officeooo:paragraph-rsid="067e2628" style:font-size-asian="10.5pt" style:font-weight-asian="normal"/>
    </style:style>
    <style:style style:name="P11" style:family="paragraph" style:parent-style-name="Text_20_body">
      <style:text-properties style:font-name="Century Schoolbook L" fo:font-size="11pt" fo:font-weight="normal" officeooo:rsid="061df23e" officeooo:paragraph-rsid="0682caef" style:font-size-asian="10.5pt" style:font-weight-asian="normal"/>
    </style:style>
    <style:style style:name="P12" style:family="paragraph" style:parent-style-name="Text_20_body">
      <style:text-properties style:font-name="Century Schoolbook L" fo:font-size="11pt" fo:font-weight="normal" officeooo:rsid="061df23e" officeooo:paragraph-rsid="068a2504" style:font-size-asian="10.5pt" style:font-weight-asian="normal"/>
    </style:style>
    <style:style style:name="P13" style:family="paragraph" style:parent-style-name="Text_20_body">
      <style:text-properties style:font-name="Century Schoolbook L" fo:font-size="11pt" fo:font-weight="normal" officeooo:rsid="0630c17c" officeooo:paragraph-rsid="068a56d3" style:font-size-asian="10.5pt" style:font-weight-asian="normal"/>
    </style:style>
    <style:style style:name="P14" style:family="paragraph" style:parent-style-name="Text_20_body">
      <style:text-properties style:font-name="Century Schoolbook L" fo:font-size="11pt" fo:language="en" fo:country="US" fo:font-weight="normal" officeooo:rsid="0617a91e" officeooo:paragraph-rsid="0624728b" style:font-size-asian="10.5pt" style:font-weight-asian="normal"/>
    </style:style>
    <style:style style:name="P15" style:family="paragraph" style:parent-style-name="Text_20_body">
      <style:text-properties style:font-name="Century Schoolbook L" fo:font-size="11pt" fo:language="en" fo:country="US" fo:font-weight="normal" officeooo:rsid="061ad1ac" officeooo:paragraph-rsid="062cc2c2" style:font-size-asian="10.5pt" style:font-weight-asian="normal"/>
    </style:style>
    <style:style style:name="P16" style:family="paragraph" style:parent-style-name="Text_20_body">
      <style:text-properties style:font-name="Century Schoolbook L" fo:font-size="11pt" fo:language="en" fo:country="US" fo:font-weight="normal" officeooo:rsid="061c100c" officeooo:paragraph-rsid="061c100c" style:font-size-asian="10.5pt" style:font-weight-asian="normal"/>
    </style:style>
    <style:style style:name="P17" style:family="paragraph" style:parent-style-name="Text_20_body">
      <style:text-properties style:font-name="Century Schoolbook L" fo:font-size="11pt" fo:language="en" fo:country="US" fo:font-weight="normal" officeooo:rsid="061df23e" officeooo:paragraph-rsid="0682caef" style:font-size-asian="10.5pt" style:font-weight-asian="normal"/>
    </style:style>
    <style:style style:name="P18" style:family="paragraph" style:parent-style-name="Text_20_body">
      <style:text-properties style:font-name="Century Schoolbook L" fo:font-size="11pt" fo:language="en" fo:country="US" fo:font-weight="normal" officeooo:rsid="061df23e" officeooo:paragraph-rsid="068a56d3" style:font-size-asian="10.5pt" style:font-weight-asian="normal"/>
    </style:style>
    <style:style style:name="P19" style:family="paragraph" style:parent-style-name="Text_20_body">
      <style:text-properties style:font-name="Century Schoolbook L" fo:font-size="11pt" fo:language="en" fo:country="US" fo:font-weight="normal" officeooo:rsid="064be581" officeooo:paragraph-rsid="064be581" style:font-size-asian="10.5pt" style:font-weight-asian="normal"/>
    </style:style>
    <style:style style:name="P20" style:family="paragraph" style:parent-style-name="Text_20_body">
      <style:text-properties style:font-name="Century Schoolbook L" fo:font-size="11pt" fo:language="en" fo:country="US" fo:font-weight="normal" officeooo:rsid="0618fbd7" officeooo:paragraph-rsid="06ad0d67" style:font-size-asian="10.5pt" style:font-weight-asian="normal"/>
    </style:style>
    <style:style style:name="P21" style:family="paragraph" style:parent-style-name="Text_20_body">
      <style:text-properties officeooo:paragraph-rsid="060c7ab6"/>
    </style:style>
    <style:style style:name="P22" style:family="paragraph" style:parent-style-name="Text_20_body">
      <style:text-properties officeooo:rsid="060dce6e" officeooo:paragraph-rsid="0610ba85"/>
    </style:style>
    <style:style style:name="P23" style:family="paragraph" style:parent-style-name="Text_20_body">
      <style:text-properties officeooo:rsid="0610ba85" officeooo:paragraph-rsid="0610ba85"/>
    </style:style>
    <style:style style:name="P24" style:family="paragraph" style:parent-style-name="Text_20_body">
      <style:text-properties officeooo:rsid="0610ba85" officeooo:paragraph-rsid="06138e91"/>
    </style:style>
    <style:style style:name="P25" style:family="paragraph" style:parent-style-name="Text_20_body">
      <style:text-properties officeooo:rsid="0610ba85" officeooo:paragraph-rsid="0617a91e"/>
    </style:style>
    <style:style style:name="P26" style:family="paragraph" style:parent-style-name="Text_20_body">
      <style:text-properties officeooo:rsid="0610ba85" officeooo:paragraph-rsid="0618fbd7"/>
    </style:style>
    <style:style style:name="P27" style:family="paragraph" style:parent-style-name="Text_20_body">
      <style:text-properties officeooo:rsid="0610ba85" officeooo:paragraph-rsid="061ad1ac"/>
    </style:style>
    <style:style style:name="P28" style:family="paragraph" style:parent-style-name="Text_20_body">
      <style:text-properties officeooo:rsid="0610ba85" officeooo:paragraph-rsid="0624728b"/>
    </style:style>
    <style:style style:name="P29" style:family="paragraph" style:parent-style-name="Text_20_body">
      <style:text-properties officeooo:rsid="0611c72e" officeooo:paragraph-rsid="0611c72e"/>
    </style:style>
    <style:style style:name="P30" style:family="paragraph" style:parent-style-name="Text_20_body">
      <style:text-properties officeooo:rsid="06138e91" officeooo:paragraph-rsid="06138e91"/>
    </style:style>
    <style:style style:name="P31" style:family="paragraph" style:parent-style-name="Text_20_body">
      <style:text-properties officeooo:rsid="06138e91" officeooo:paragraph-rsid="0620ff8b"/>
    </style:style>
    <style:style style:name="P32" style:family="paragraph" style:parent-style-name="Text_20_body">
      <style:text-properties officeooo:rsid="0616a832" officeooo:paragraph-rsid="0616a832"/>
    </style:style>
    <style:style style:name="P33" style:family="paragraph" style:parent-style-name="Text_20_body">
      <style:text-properties officeooo:rsid="061c100c" officeooo:paragraph-rsid="061c100c"/>
    </style:style>
    <style:style style:name="P34" style:family="paragraph" style:parent-style-name="Text_20_body">
      <style:text-properties officeooo:rsid="061c100c" officeooo:paragraph-rsid="062cc2c2"/>
    </style:style>
    <style:style style:name="P35" style:family="paragraph" style:parent-style-name="Text_20_body">
      <style:text-properties officeooo:rsid="06227599" officeooo:paragraph-rsid="06227599"/>
    </style:style>
    <style:style style:name="P36" style:family="paragraph" style:parent-style-name="Text_20_body">
      <style:text-properties officeooo:rsid="0624728b" officeooo:paragraph-rsid="0624728b"/>
    </style:style>
    <style:style style:name="P37" style:family="paragraph" style:parent-style-name="Text_20_body">
      <style:text-properties officeooo:rsid="0647214b" officeooo:paragraph-rsid="0647214b"/>
    </style:style>
    <style:style style:name="P38" style:family="paragraph" style:parent-style-name="Text_20_body">
      <style:text-properties officeooo:rsid="0647214b" officeooo:paragraph-rsid="064a447c"/>
    </style:style>
    <style:style style:name="P39" style:family="paragraph" style:parent-style-name="Text_20_body">
      <style:text-properties officeooo:rsid="0648bee0" officeooo:paragraph-rsid="0648bee0"/>
    </style:style>
    <style:style style:name="P40" style:family="paragraph" style:parent-style-name="Text_20_body">
      <style:text-properties officeooo:rsid="0648bee0" officeooo:paragraph-rsid="066d0cb4"/>
    </style:style>
    <style:style style:name="P41" style:family="paragraph" style:parent-style-name="Text_20_body">
      <style:text-properties officeooo:rsid="0648bee0" officeooo:paragraph-rsid="06977a90"/>
    </style:style>
    <style:style style:name="P42" style:family="paragraph" style:parent-style-name="Text_20_body">
      <style:text-properties officeooo:rsid="064a447c" officeooo:paragraph-rsid="064a447c"/>
    </style:style>
    <style:style style:name="P43" style:family="paragraph" style:parent-style-name="Text_20_body">
      <style:text-properties officeooo:rsid="0647bab0" officeooo:paragraph-rsid="0647bab0"/>
    </style:style>
    <style:style style:name="P44" style:family="paragraph" style:parent-style-name="Text_20_body">
      <style:text-properties fo:font-size="9pt" fo:language="en" fo:country="US" officeooo:rsid="05b7231a" officeooo:paragraph-rsid="05b80156" style:font-size-asian="9pt" style:font-size-complex="9pt"/>
    </style:style>
    <style:style style:name="P45" style:family="paragraph" style:parent-style-name="Text_20_body">
      <style:text-properties fo:language="en" fo:country="US"/>
    </style:style>
    <style:style style:name="P46" style:family="paragraph" style:parent-style-name="Text_20_body">
      <style:text-properties fo:language="en" fo:country="US" officeooo:paragraph-rsid="060c7ab6"/>
    </style:style>
    <style:style style:name="P47" style:family="paragraph" style:parent-style-name="Text_20_body">
      <style:text-properties fo:language="en" fo:country="US" officeooo:rsid="060c7ab6" officeooo:paragraph-rsid="060c7ab6"/>
    </style:style>
    <style:style style:name="P48" style:family="paragraph" style:parent-style-name="Text_20_body">
      <style:text-properties fo:language="en" fo:country="US" officeooo:rsid="02baea28"/>
    </style:style>
    <style:style style:name="P49" style:family="paragraph" style:parent-style-name="Text_20_body">
      <style:text-properties fo:language="en" fo:country="US" officeooo:rsid="04ef5fbf" officeooo:paragraph-rsid="04ef5fbf"/>
    </style:style>
    <style:style style:name="P50" style:family="paragraph" style:parent-style-name="Text_20_body">
      <style:text-properties fo:language="en" fo:country="US" officeooo:paragraph-rsid="0617a91e"/>
    </style:style>
    <style:style style:name="P51" style:family="paragraph" style:parent-style-name="Text_20_body">
      <style:paragraph-properties>
        <style:tab-stops>
          <style:tab-stop style:position="3.997cm"/>
        </style:tab-stops>
      </style:paragraph-properties>
      <style:text-properties fo:language="en" fo:country="US" officeooo:rsid="0630c17c" officeooo:paragraph-rsid="0630c17c"/>
    </style:style>
    <style:style style:name="P52" style:family="paragraph" style:parent-style-name="Text_20_body">
      <style:paragraph-properties>
        <style:tab-stops>
          <style:tab-stop style:position="3.997cm"/>
        </style:tab-stops>
      </style:paragraph-properties>
      <style:text-properties fo:language="en" fo:country="US" officeooo:rsid="0630c17c" officeooo:paragraph-rsid="0631f89e"/>
    </style:style>
    <style:style style:name="P53" style:family="paragraph" style:parent-style-name="Text_20_body">
      <style:paragraph-properties>
        <style:tab-stops>
          <style:tab-stop style:position="3.997cm"/>
        </style:tab-stops>
      </style:paragraph-properties>
      <style:text-properties fo:language="en" fo:country="US" officeooo:rsid="0630c17c" officeooo:paragraph-rsid="0634de37"/>
    </style:style>
    <style:style style:name="P54" style:family="paragraph" style:parent-style-name="Text_20_body">
      <style:text-properties fo:language="en" fo:country="US" officeooo:rsid="0647214b" officeooo:paragraph-rsid="0647214b"/>
    </style:style>
    <style:style style:name="P55" style:family="paragraph" style:parent-style-name="Text_20_body">
      <style:text-properties fo:language="en" fo:country="US" officeooo:rsid="0647214b" officeooo:paragraph-rsid="0666c9c5"/>
    </style:style>
    <style:style style:name="P56" style:family="paragraph" style:parent-style-name="Text_20_body">
      <style:text-properties fo:language="en" fo:country="US" officeooo:rsid="0647214b" officeooo:paragraph-rsid="064a447c"/>
    </style:style>
    <style:style style:name="P57" style:family="paragraph" style:parent-style-name="Text_20_body">
      <style:text-properties fo:language="en" fo:country="US" officeooo:rsid="0647bab0" officeooo:paragraph-rsid="0647214b"/>
    </style:style>
    <style:style style:name="P58" style:family="paragraph" style:parent-style-name="Preformatted_20_Text">
      <style:text-properties officeooo:paragraph-rsid="060c7ab6"/>
    </style:style>
    <style:style style:name="P59" style:family="paragraph" style:parent-style-name="Preformatted_20_Text">
      <style:text-properties officeooo:paragraph-rsid="0654dd75"/>
    </style:style>
    <style:style style:name="P60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>
        <style:tab-stops>
          <style:tab-stop style:position="3.997cm"/>
        </style:tab-stops>
      </style:paragraph-properties>
      <style:text-properties officeooo:rsid="0630c17c" officeooo:paragraph-rsid="0631f89e"/>
    </style:style>
    <style:style style:name="P61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>
        <style:tab-stops>
          <style:tab-stop style:position="3.997cm"/>
        </style:tab-stops>
      </style:paragraph-properties>
      <style:text-properties fo:language="en" fo:country="US" officeooo:rsid="0630c17c" officeooo:paragraph-rsid="0630c17c"/>
    </style:style>
    <style:style style:name="P62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824c2"/>
    </style:style>
    <style:style style:name="P63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36f8a"/>
    </style:style>
    <style:style style:name="P64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4de37"/>
    </style:style>
    <style:style style:name="P65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3b067"/>
    </style:style>
    <style:style style:name="P66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555b6"/>
    </style:style>
    <style:style style:name="P67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officeooo:rsid="0630c17c" officeooo:paragraph-rsid="06336f8a"/>
    </style:style>
    <style:style style:name="P68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officeooo:rsid="0630c17c" officeooo:paragraph-rsid="0633b067"/>
    </style:style>
    <style:style style:name="P69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officeooo:rsid="0630c17c" officeooo:paragraph-rsid="0634de37"/>
    </style:style>
    <style:style style:name="P70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officeooo:rsid="0630c17c" officeooo:paragraph-rsid="0660a24c"/>
    </style:style>
    <style:style style:name="P71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style:font-name="Century Schoolbook L" fo:font-size="11pt" fo:language="en" fo:country="US" fo:font-weight="normal" officeooo:rsid="06336f8a" officeooo:paragraph-rsid="06336f8a" style:font-size-asian="10.5pt" style:font-weight-asian="normal"/>
    </style:style>
    <style:style style:name="P72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style:font-name="Century Schoolbook L" fo:font-size="11pt" fo:language="en" fo:country="US" fo:font-weight="normal" officeooo:rsid="0634de37" officeooo:paragraph-rsid="0634de37" style:font-size-asian="10.5pt" style:font-weight-asian="normal"/>
    </style:style>
    <style:style style:name="P73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fo:language="en" fo:country="US" officeooo:rsid="0630c17c" officeooo:paragraph-rsid="0630c17c"/>
    </style:style>
    <style:style style:name="P74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fo:language="en" fo:country="US" officeooo:rsid="0630c17c" officeooo:paragraph-rsid="06336f8a"/>
    </style:style>
    <style:style style:name="P75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fo:language="en" fo:country="US" officeooo:rsid="0630c17c" officeooo:paragraph-rsid="0631f89e"/>
    </style:style>
    <style:style style:name="P76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555b6"/>
    </style:style>
    <style:style style:name="P77" style:family="paragraph" style:parent-style-name="Text_20_body" style:master-page-name="">
      <style:paragraph-properties style:page-number="auto" fo:keep-with-next="always"/>
      <style:text-properties fo:language="en" fo:country="US"/>
    </style:style>
    <style:style style:name="P78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0c17c"/>
    </style:style>
    <style:style style:name="P79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1f89e"/>
    </style:style>
    <style:style style:name="P80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36f8a"/>
    </style:style>
    <style:style style:name="P81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4de37"/>
    </style:style>
    <style:style style:name="P82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555b6"/>
    </style:style>
    <style:style style:name="P83" style:family="paragraph" style:parent-style-name="Text_20_body" style:master-page-name="">
      <style:paragraph-properties style:page-number="auto" fo:keep-with-next="always"/>
      <style:text-properties officeooo:rsid="0647214b" officeooo:paragraph-rsid="0647214b"/>
    </style:style>
    <style:style style:name="P84" style:family="paragraph" style:parent-style-name="Text_20_body" style:master-page-name="">
      <style:paragraph-properties style:page-number="auto" fo:keep-with-next="always"/>
      <style:text-properties officeooo:rsid="0647214b" officeooo:paragraph-rsid="0666c9c5"/>
    </style:style>
    <style:style style:name="P85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officeooo:rsid="0630c17c" officeooo:paragraph-rsid="06336f8a"/>
    </style:style>
    <style:style style:name="P86" style:family="paragraph" style:parent-style-name="Text_20_body">
      <style:paragraph-properties fo:keep-with-next="always"/>
      <style:text-properties officeooo:rsid="0647214b" officeooo:paragraph-rsid="0647214b"/>
    </style:style>
    <style:style style:name="P87" style:family="paragraph" style:parent-style-name="Text_20_body">
      <style:paragraph-properties fo:keep-with-next="always"/>
      <style:text-properties officeooo:rsid="0647bab0" officeooo:paragraph-rsid="0647bab0"/>
    </style:style>
    <style:style style:name="P88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0c17c"/>
    </style:style>
    <style:style style:name="P89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1f89e"/>
    </style:style>
    <style:style style:name="P90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36f8a"/>
    </style:style>
    <style:style style:name="P91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4de37"/>
    </style:style>
    <style:style style:name="P92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3b067"/>
    </style:style>
    <style:style style:name="P93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555b6"/>
    </style:style>
    <style:style style:name="P94" style:family="paragraph" style:parent-style-name="Heading_20_1">
      <style:text-properties fo:text-transform="uppercase" style:font-name="Arial" fo:font-size="18.2000007629395pt" fo:language="en" fo:country="US" fo:font-weight="bold" officeooo:rsid="05b7231a" officeooo:paragraph-rsid="05b80156" style:font-name-asian="WenQuanYi Zen Hei" style:font-size-asian="18.2000007629395pt" style:font-weight-asian="bold" style:font-name-complex="Lohit Hindi" style:font-size-complex="18.2000007629395pt" style:font-weight-complex="bold"/>
    </style:style>
    <style:style style:name="P95" style:family="paragraph" style:parent-style-name="Heading_20_1">
      <style:text-properties fo:text-transform="uppercase" style:font-name="Arial" fo:font-size="18.2000007629395pt" fo:language="en" fo:country="US" fo:font-weight="bold" officeooo:rsid="05b7231a" officeooo:paragraph-rsid="05b7231a" style:font-name-asian="WenQuanYi Zen Hei" style:font-size-asian="18.2000007629395pt" style:font-weight-asian="bold" style:font-name-complex="Lohit Hindi" style:font-size-complex="18.2000007629395pt" style:font-weight-complex="bold"/>
    </style:style>
    <style:style style:name="P96" style:family="paragraph" style:parent-style-name="Heading_20_1">
      <style:text-properties fo:text-transform="uppercase" style:font-name="Arial" fo:font-size="18.2000007629395pt" fo:language="en" fo:country="US" fo:font-weight="bold" officeooo:rsid="060dce6e" officeooo:paragraph-rsid="060dce6e" style:font-name-asian="WenQuanYi Zen Hei" style:font-size-asian="18.2000007629395pt" style:font-weight-asian="bold" style:font-name-complex="Lohit Hindi" style:font-size-complex="18.2000007629395pt" style:font-weight-complex="bold"/>
    </style:style>
    <style:style style:name="P97" style:family="paragraph" style:parent-style-name="Heading_20_1">
      <style:text-properties fo:language="en" fo:country="US"/>
    </style:style>
    <style:style style:name="P98" style:family="paragraph" style:parent-style-name="Heading_20_1">
      <style:text-properties fo:language="en" fo:country="US" officeooo:paragraph-rsid="060c7ab6"/>
    </style:style>
    <style:style style:name="P99" style:family="paragraph" style:parent-style-name="Heading_20_1">
      <style:text-properties fo:language="en" fo:country="US" officeooo:rsid="029aa75b" officeooo:paragraph-rsid="029aa75b"/>
    </style:style>
    <style:style style:name="P100" style:family="paragraph" style:parent-style-name="Heading_20_2">
      <style:text-properties fo:language="en" fo:country="US"/>
    </style:style>
    <style:style style:name="P101" style:family="paragraph" style:parent-style-name="Heading_20_2">
      <style:text-properties fo:language="en" fo:country="US" officeooo:rsid="0610ba85" officeooo:paragraph-rsid="0610ba85"/>
    </style:style>
    <style:style style:name="P102" style:family="paragraph" style:parent-style-name="Heading_20_2">
      <style:text-properties fo:language="en" fo:country="US" officeooo:rsid="0617a91e" officeooo:paragraph-rsid="0617a91e"/>
    </style:style>
    <style:style style:name="P103" style:family="paragraph" style:parent-style-name="Heading_20_2">
      <style:text-properties fo:language="en" fo:country="US" officeooo:rsid="0630c17c" officeooo:paragraph-rsid="0630c17c"/>
    </style:style>
    <style:style style:name="P104" style:family="paragraph" style:parent-style-name="Heading_20_2">
      <style:text-properties fo:language="en" fo:country="US" officeooo:rsid="0647214b" officeooo:paragraph-rsid="0647214b"/>
    </style:style>
    <style:style style:name="P105" style:family="paragraph" style:parent-style-name="Heading_20_2">
      <style:text-properties fo:language="en" fo:country="US" officeooo:rsid="0648bee0" officeooo:paragraph-rsid="0648bee0"/>
    </style:style>
    <style:style style:name="P106" style:family="paragraph" style:parent-style-name="Heading_20_2">
      <style:text-properties fo:language="en" fo:country="US" officeooo:rsid="064a447c" officeooo:paragraph-rsid="064a447c"/>
    </style:style>
    <style:style style:name="P107" style:family="paragraph" style:parent-style-name="Heading_20_2">
      <style:text-properties style:font-name="Arial" fo:font-size="16.1000003814697pt" fo:language="en" fo:country="US" fo:font-weight="bold" officeooo:rsid="061c100c" officeooo:paragraph-rsid="061c100c" style:font-size-asian="16.1000003814697pt" style:font-weight-asian="bold"/>
    </style:style>
    <style:style style:name="P108" style:family="paragraph" style:parent-style-name="Heading_20_2">
      <style:text-properties style:font-name="Arial" fo:font-size="16.1000003814697pt" fo:language="en" fo:country="US" fo:font-weight="bold" officeooo:rsid="068bbb9b" officeooo:paragraph-rsid="068bbb9b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P109" style:family="paragraph" style:parent-style-name="Heading_20_2">
      <style:text-properties officeooo:rsid="061c100c" officeooo:paragraph-rsid="067e2628"/>
    </style:style>
    <style:style style:name="P110" style:family="paragraph" style:parent-style-name="Text_20_body" style:list-style-name="L1">
      <style:text-properties officeooo:paragraph-rsid="04a78a8b"/>
    </style:style>
    <style:style style:name="P111" style:family="paragraph" style:parent-style-name="Text_20_body" style:list-style-name="L1">
      <style:paragraph-properties fo:orphans="2" fo:widows="2"/>
      <style:text-properties fo:language="en" fo:country="US" officeooo:rsid="04ef1f03" officeooo:paragraph-rsid="04ef1f03"/>
    </style:style>
    <style:style style:name="P112" style:family="paragraph" style:parent-style-name="Text_20_body" style:list-style-name="L1">
      <style:paragraph-properties fo:orphans="2" fo:widows="2"/>
      <style:text-properties officeooo:rsid="04ef1f03" officeooo:paragraph-rsid="04ef1f03"/>
    </style:style>
    <style:style style:name="P113" style:family="paragraph" style:parent-style-name="Text_20_body" style:list-style-name="L1">
      <style:paragraph-properties fo:orphans="2" fo:widows="2"/>
      <style:text-properties officeooo:paragraph-rsid="04ef1f03"/>
    </style:style>
    <style:style style:name="P114" style:family="paragraph" style:parent-style-name="Text_20_body" style:list-style-name="L1">
      <style:paragraph-properties fo:orphans="2" fo:widows="2"/>
      <style:text-properties officeooo:paragraph-rsid="04f25e9f"/>
    </style:style>
    <style:style style:name="P115" style:family="paragraph" style:parent-style-name="Text_20_body" style:list-style-name="L1">
      <style:paragraph-properties fo:orphans="2" fo:widows="2"/>
      <style:text-properties officeooo:rsid="060eceb2" officeooo:paragraph-rsid="0610ba85"/>
    </style:style>
    <style:style style:name="P116" style:family="paragraph" style:parent-style-name="Text_20_body" style:list-style-name="L1">
      <style:paragraph-properties fo:orphans="2" fo:widows="2"/>
      <style:text-properties officeooo:rsid="0610ba85" officeooo:paragraph-rsid="0610ba85"/>
    </style:style>
    <style:style style:name="P117" style:family="paragraph" style:parent-style-name="Text_20_body" style:list-style-name="List_20_1">
      <style:text-properties style:font-name="Century Schoolbook L" fo:font-size="11pt" fo:language="en" fo:country="US" fo:font-weight="normal" officeooo:rsid="06296f0b" officeooo:paragraph-rsid="062cc2c2" style:font-size-asian="10.5pt" style:font-weight-asian="normal"/>
    </style:style>
    <style:style style:name="P118" style:family="paragraph" style:parent-style-name="Text_20_body" style:list-style-name="List_20_1">
      <style:text-properties style:font-name="Century Schoolbook L" fo:font-size="11pt" fo:language="en" fo:country="US" fo:font-weight="normal" officeooo:rsid="062cc2c2" officeooo:paragraph-rsid="062cc2c2" style:font-size-asian="10.5pt" style:font-weight-asian="normal"/>
    </style:style>
    <style:style style:name="P119" style:family="paragraph" style:parent-style-name="Text_20_body" style:list-style-name="List_20_1">
      <style:text-properties style:font-name="Century Schoolbook L" fo:font-size="11pt" fo:font-weight="normal" officeooo:rsid="062cc2c2" officeooo:paragraph-rsid="062cc2c2" style:font-size-asian="10.5pt" style:font-weight-asian="normal"/>
    </style:style>
    <style:style style:name="P120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language="en" fo:country="US" officeooo:paragraph-rsid="04f7f7bd"/>
    </style:style>
    <style:style style:name="P121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officeooo:paragraph-rsid="04f7f7bd"/>
    </style:style>
    <style:style style:name="T1" style:family="text">
      <style:text-properties officeooo:rsid="03a2b411"/>
    </style:style>
    <style:style style:name="T2" style:family="text">
      <style:text-properties style:font-name="Century Schoolbook L" fo:font-size="11pt" fo:font-weight="normal" style:font-size-asian="10.5pt" style:font-weight-asian="normal"/>
    </style:style>
    <style:style style:name="T3" style:family="text">
      <style:text-properties style:font-name="Century Schoolbook L" fo:font-size="11pt" fo:font-weight="normal" officeooo:rsid="04a78a8b" style:font-size-asian="10.5pt" style:font-weight-asian="normal"/>
    </style:style>
    <style:style style:name="T4" style:family="text">
      <style:text-properties style:font-name="Century Schoolbook L" fo:font-size="11pt" fo:font-weight="normal" officeooo:rsid="060c7ab6" style:font-size-asian="10.5pt" style:font-weight-asian="normal"/>
    </style:style>
    <style:style style:name="T5" style:family="text">
      <style:text-properties style:font-name="Century Schoolbook L" fo:font-size="11pt" fo:font-weight="normal" officeooo:rsid="061ad1ac" style:font-size-asian="10.5pt" style:font-weight-asian="normal"/>
    </style:style>
    <style:style style:name="T6" style:family="text">
      <style:text-properties style:font-name="Century Schoolbook L" fo:font-size="11pt" fo:font-weight="normal" officeooo:rsid="0624728b" style:font-size-asian="10.5pt" style:font-weight-asian="normal"/>
    </style:style>
    <style:style style:name="T7" style:family="text">
      <style:text-properties style:font-name="Century Schoolbook L" fo:font-size="11pt" fo:font-weight="normal" officeooo:rsid="06336f8a" style:font-size-asian="10.5pt" style:font-weight-asian="normal"/>
    </style:style>
    <style:style style:name="T8" style:family="text">
      <style:text-properties style:font-name="Century Schoolbook L" fo:font-size="11pt" fo:font-weight="normal" officeooo:rsid="0633b067" style:font-size-asian="10.5pt" style:font-weight-asian="normal"/>
    </style:style>
    <style:style style:name="T9" style:family="text">
      <style:text-properties style:font-name="Century Schoolbook L" fo:font-size="11pt" fo:font-weight="normal" officeooo:rsid="0634de37" style:font-size-asian="10.5pt" style:font-weight-asian="normal"/>
    </style:style>
    <style:style style:name="T10" style:family="text">
      <style:text-properties style:font-name="Century Schoolbook L" fo:font-size="11pt" fo:font-weight="normal" officeooo:rsid="063555b6" style:font-size-asian="10.5pt" style:font-weight-asian="normal"/>
    </style:style>
    <style:style style:name="T11" style:family="text">
      <style:text-properties style:font-name="Century Schoolbook L" fo:font-size="11pt" fo:font-weight="normal" officeooo:rsid="0639948d" style:font-size-asian="10.5pt" style:font-weight-asian="normal"/>
    </style:style>
    <style:style style:name="T12" style:family="text">
      <style:text-properties style:font-name="Century Schoolbook L" fo:font-size="11pt" fo:font-weight="normal" officeooo:rsid="063afefa" style:font-size-asian="10.5pt" style:font-weight-asian="normal"/>
    </style:style>
    <style:style style:name="T13" style:family="text">
      <style:text-properties style:font-name="Century Schoolbook L" fo:font-size="11pt" fo:font-weight="normal" officeooo:rsid="06442fdd" style:font-size-asian="10.5pt" style:font-weight-asian="normal"/>
    </style:style>
    <style:style style:name="T14" style:family="text">
      <style:text-properties style:font-name="Century Schoolbook L" fo:font-size="11pt" fo:font-weight="normal" officeooo:rsid="0666c9c5" style:font-size-asian="10.5pt" style:font-weight-asian="normal"/>
    </style:style>
    <style:style style:name="T15" style:family="text">
      <style:text-properties style:font-name="Century Schoolbook L" fo:font-size="11pt" fo:font-weight="normal" officeooo:rsid="0654dd75" style:font-size-asian="10.5pt" style:font-weight-asian="normal" style:font-weight-complex="normal"/>
    </style:style>
    <style:style style:name="T16" style:family="text">
      <style:text-properties style:font-name="Century Schoolbook L" fo:font-size="11pt" fo:font-weight="normal" officeooo:rsid="0655098f" style:font-size-asian="10.5pt" style:font-weight-asian="normal" style:font-weight-complex="normal"/>
    </style:style>
    <style:style style:name="T17" style:family="text">
      <style:text-properties style:font-name="Century Schoolbook L" fo:font-size="11pt" fo:font-weight="normal" officeooo:rsid="06566dae" style:font-size-asian="10.5pt" style:font-weight-asian="normal" style:font-weight-complex="normal"/>
    </style:style>
    <style:style style:name="T18" style:family="text">
      <style:text-properties style:font-name="Century Schoolbook L" fo:font-size="11pt" fo:font-weight="normal" officeooo:rsid="04f66d77" style:font-size-asian="10.5pt" style:font-weight-asian="normal"/>
    </style:style>
    <style:style style:name="T19" style:family="text">
      <style:text-properties style:font-name="Century Schoolbook L" fo:font-size="11pt" fo:font-weight="normal" officeooo:rsid="04ed80dd" style:font-size-asian="10.5pt" style:font-weight-asian="normal"/>
    </style:style>
    <style:style style:name="T20" style:family="text">
      <style:text-properties style:font-name="Century Schoolbook L" fo:font-size="11pt" fo:font-weight="normal" officeooo:rsid="06a8b23e" style:font-size-asian="10.5pt" style:font-weight-asian="normal"/>
    </style:style>
    <style:style style:name="T21" style:family="text">
      <style:text-properties style:font-name="Century Schoolbook L" fo:font-size="11pt" fo:language="en" fo:country="US" fo:font-weight="normal" style:font-size-asian="10.5pt" style:font-weight-asian="normal"/>
    </style:style>
    <style:style style:name="T22" style:family="text">
      <style:text-properties style:font-name="Century Schoolbook L" fo:font-size="11pt" fo:language="en" fo:country="US" fo:font-weight="normal" officeooo:rsid="04ef1f03" style:font-size-asian="10.5pt" style:font-weight-asian="normal"/>
    </style:style>
    <style:style style:name="T23" style:family="text">
      <style:text-properties style:font-name="Century Schoolbook L" fo:font-size="11pt" fo:language="en" fo:country="US" fo:font-weight="normal" officeooo:rsid="04f25e9f" style:font-size-asian="10.5pt" style:font-weight-asian="normal"/>
    </style:style>
    <style:style style:name="T24" style:family="text">
      <style:text-properties style:font-name="Century Schoolbook L" fo:font-size="11pt" fo:language="en" fo:country="US" fo:font-weight="normal" officeooo:rsid="04fab097" style:font-size-asian="10.5pt" style:font-weight-asian="normal"/>
    </style:style>
    <style:style style:name="T25" style:family="text">
      <style:text-properties style:font-name="Century Schoolbook L" fo:font-size="11pt" fo:language="en" fo:country="US" fo:font-weight="normal" officeooo:rsid="04fc7780" style:font-size-asian="10.5pt" style:font-weight-asian="normal"/>
    </style:style>
    <style:style style:name="T26" style:family="text">
      <style:text-properties style:font-name="Century Schoolbook L" fo:font-size="11pt" fo:language="en" fo:country="US" fo:font-weight="normal" officeooo:rsid="05c6ac0c" style:font-size-asian="10.5pt" style:font-weight-asian="normal"/>
    </style:style>
    <style:style style:name="T27" style:family="text">
      <style:text-properties style:font-name="Century Schoolbook L" fo:font-size="11pt" fo:language="en" fo:country="US" fo:font-weight="normal" officeooo:rsid="060a4e37" style:font-size-asian="10.5pt" style:font-weight-asian="normal"/>
    </style:style>
    <style:style style:name="T28" style:family="text">
      <style:text-properties style:font-name="Century Schoolbook L" fo:font-size="11pt" fo:language="en" fo:country="US" fo:font-weight="normal" officeooo:rsid="06730c08" style:font-size-asian="10.5pt" style:font-weight-asian="normal"/>
    </style:style>
    <style:style style:name="T29" style:family="text">
      <style:text-properties style:font-name="Century Schoolbook L" fo:font-size="11pt" fo:language="en" fo:country="US" fo:font-weight="normal" officeooo:rsid="066dfd9b" style:font-size-asian="10.5pt" style:font-weight-asian="normal"/>
    </style:style>
    <style:style style:name="T30" style:family="text">
      <style:text-properties style:font-name="Century Schoolbook L" fo:font-size="11pt" fo:language="en" fo:country="US" fo:font-weight="normal" officeooo:rsid="067015c0" style:font-size-asian="10.5pt" style:font-weight-asian="normal"/>
    </style:style>
    <style:style style:name="T31" style:family="text">
      <style:text-properties style:font-name="Century Schoolbook L" fo:font-size="11pt" fo:language="en" fo:country="US" fo:font-weight="normal" officeooo:rsid="066f9cdc" style:font-size-asian="10.5pt" style:font-weight-asian="normal"/>
    </style:style>
    <style:style style:name="T32" style:family="text">
      <style:text-properties style:font-name="Century Schoolbook L" fo:font-size="11pt" fo:language="en" fo:country="US" fo:font-weight="normal" officeooo:rsid="060c7ab6" style:font-size-asian="10.5pt" style:font-weight-asian="normal"/>
    </style:style>
    <style:style style:name="T33" style:family="text">
      <style:text-properties style:font-name="Century Schoolbook L" fo:font-size="11pt" fo:language="en" fo:country="US" fo:font-weight="normal" officeooo:rsid="06207566" style:font-size-asian="10.5pt" style:font-weight-asian="normal"/>
    </style:style>
    <style:style style:name="T34" style:family="text">
      <style:text-properties style:font-name="Century Schoolbook L" fo:font-size="11pt" fo:language="en" fo:country="US" fo:font-weight="normal" officeooo:rsid="060dce6e" style:font-size-asian="10.5pt" style:font-weight-asian="normal"/>
    </style:style>
    <style:style style:name="T35" style:family="text">
      <style:text-properties style:font-name="Century Schoolbook L" fo:font-size="11pt" fo:language="en" fo:country="US" fo:font-weight="normal" officeooo:rsid="0652d36d" style:font-size-asian="10.5pt" style:font-weight-asian="normal"/>
    </style:style>
    <style:style style:name="T36" style:family="text">
      <style:text-properties style:font-name="Century Schoolbook L" fo:font-size="11pt" fo:language="en" fo:country="US" fo:font-weight="normal" officeooo:rsid="04f56d00" style:font-size-asian="10.5pt" style:font-weight-asian="normal"/>
    </style:style>
    <style:style style:name="T37" style:family="text">
      <style:text-properties style:font-name="Century Schoolbook L" fo:font-size="11pt" fo:language="en" fo:country="US" fo:font-weight="normal" officeooo:rsid="04cd5c87" style:font-size-asian="10.5pt" style:font-weight-asian="normal"/>
    </style:style>
    <style:style style:name="T38" style:family="text">
      <style:text-properties style:font-name="Century Schoolbook L" fo:font-size="11pt" fo:language="en" fo:country="US" fo:font-weight="normal" officeooo:rsid="0610ba85" style:font-size-asian="10.5pt" style:font-weight-asian="normal"/>
    </style:style>
    <style:style style:name="T39" style:family="text">
      <style:text-properties style:font-name="Century Schoolbook L" fo:font-size="11pt" fo:language="en" fo:country="US" fo:font-weight="normal" officeooo:rsid="061eb74c" style:font-size-asian="10.5pt" style:font-weight-asian="normal"/>
    </style:style>
    <style:style style:name="T40" style:family="text">
      <style:text-properties style:font-name="Century Schoolbook L" fo:font-size="11pt" fo:language="en" fo:country="US" fo:font-weight="normal" officeooo:rsid="0611c72e" style:font-size-asian="10.5pt" style:font-weight-asian="normal"/>
    </style:style>
    <style:style style:name="T41" style:family="text">
      <style:text-properties style:font-name="Century Schoolbook L" fo:font-size="11pt" fo:language="en" fo:country="US" fo:font-weight="normal" officeooo:rsid="06138e91" style:font-size-asian="10.5pt" style:font-weight-asian="normal"/>
    </style:style>
    <style:style style:name="T42" style:family="text">
      <style:text-properties style:font-name="Century Schoolbook L" fo:font-size="11pt" fo:language="en" fo:country="US" fo:font-weight="normal" officeooo:rsid="06296f0b" style:font-size-asian="10.5pt" style:font-weight-asian="normal"/>
    </style:style>
    <style:style style:name="T43" style:family="text">
      <style:text-properties style:font-name="Century Schoolbook L" fo:font-size="11pt" fo:language="en" fo:country="US" fo:font-weight="normal" officeooo:rsid="0615ce82" style:font-size-asian="10.5pt" style:font-weight-asian="normal"/>
    </style:style>
    <style:style style:name="T44" style:family="text">
      <style:text-properties style:font-name="Century Schoolbook L" fo:font-size="11pt" fo:language="en" fo:country="US" fo:font-weight="normal" officeooo:rsid="0616a832" style:font-size-asian="10.5pt" style:font-weight-asian="normal"/>
    </style:style>
    <style:style style:name="T45" style:family="text">
      <style:text-properties style:font-name="Century Schoolbook L" fo:font-size="11pt" fo:language="en" fo:country="US" fo:font-weight="normal" officeooo:rsid="061ad1ac" style:font-size-asian="10.5pt" style:font-weight-asian="normal"/>
    </style:style>
    <style:style style:name="T46" style:family="text">
      <style:text-properties style:font-name="Century Schoolbook L" fo:font-size="11pt" fo:language="en" fo:country="US" fo:font-weight="normal" officeooo:rsid="0620ff8b" style:font-size-asian="10.5pt" style:font-weight-asian="normal"/>
    </style:style>
    <style:style style:name="T47" style:family="text">
      <style:text-properties style:font-name="Century Schoolbook L" fo:font-size="11pt" fo:language="en" fo:country="US" fo:font-weight="normal" officeooo:rsid="067afcd4" style:font-size-asian="10.5pt" style:font-weight-asian="normal"/>
    </style:style>
    <style:style style:name="T48" style:family="text">
      <style:text-properties style:font-name="Century Schoolbook L" fo:font-size="11pt" fo:language="en" fo:country="US" fo:font-weight="normal" officeooo:rsid="06574acb" style:font-size-asian="10.5pt" style:font-weight-asian="normal"/>
    </style:style>
    <style:style style:name="T49" style:family="text">
      <style:text-properties style:font-name="Century Schoolbook L" fo:font-size="11pt" fo:language="en" fo:country="US" fo:font-weight="normal" officeooo:rsid="06591993" style:font-size-asian="10.5pt" style:font-weight-asian="normal"/>
    </style:style>
    <style:style style:name="T50" style:family="text">
      <style:text-properties style:font-name="Century Schoolbook L" fo:font-size="11pt" fo:language="en" fo:country="US" fo:font-weight="normal" officeooo:rsid="06146050" style:font-size-asian="10.5pt" style:font-weight-asian="normal"/>
    </style:style>
    <style:style style:name="T51" style:family="text">
      <style:text-properties style:font-name="Century Schoolbook L" fo:font-size="11pt" fo:language="en" fo:country="US" fo:font-weight="normal" officeooo:rsid="06227599" style:font-size-asian="10.5pt" style:font-weight-asian="normal"/>
    </style:style>
    <style:style style:name="T52" style:family="text">
      <style:text-properties style:font-name="Century Schoolbook L" fo:font-size="11pt" fo:language="en" fo:country="US" fo:font-weight="normal" officeooo:rsid="062a9bc3" style:font-size-asian="10.5pt" style:font-weight-asian="normal"/>
    </style:style>
    <style:style style:name="T53" style:family="text">
      <style:text-properties style:font-name="Century Schoolbook L" fo:font-size="11pt" fo:language="en" fo:country="US" fo:font-weight="normal" officeooo:rsid="0626e72e" style:font-size-asian="10.5pt" style:font-weight-asian="normal"/>
    </style:style>
    <style:style style:name="T54" style:family="text">
      <style:text-properties style:font-name="Century Schoolbook L" fo:font-size="11pt" fo:language="en" fo:country="US" fo:font-weight="normal" officeooo:rsid="067be6fa" style:font-size-asian="10.5pt" style:font-weight-asian="normal"/>
    </style:style>
    <style:style style:name="T55" style:family="text">
      <style:text-properties style:font-name="Century Schoolbook L" fo:font-size="11pt" fo:language="en" fo:country="US" fo:font-weight="normal" officeooo:rsid="0617a91e" style:font-size-asian="10.5pt" style:font-weight-asian="normal"/>
    </style:style>
    <style:style style:name="T56" style:family="text">
      <style:text-properties style:font-name="Century Schoolbook L" fo:font-size="11pt" fo:language="en" fo:country="US" fo:font-weight="normal" officeooo:rsid="0626fead" style:font-size-asian="10.5pt" style:font-weight-asian="normal"/>
    </style:style>
    <style:style style:name="T57" style:family="text">
      <style:text-properties style:font-name="Century Schoolbook L" fo:font-size="11pt" fo:language="en" fo:country="US" fo:font-weight="normal" officeooo:rsid="067c7958" style:font-size-asian="10.5pt" style:font-weight-asian="normal"/>
    </style:style>
    <style:style style:name="T58" style:family="text">
      <style:text-properties style:font-name="Century Schoolbook L" fo:font-size="11pt" fo:language="en" fo:country="US" fo:font-weight="normal" officeooo:rsid="067fcf0c" style:font-size-asian="10.5pt" style:font-weight-asian="normal"/>
    </style:style>
    <style:style style:name="T59" style:family="text">
      <style:text-properties style:font-name="Century Schoolbook L" fo:font-size="11pt" fo:language="en" fo:country="US" fo:font-weight="normal" officeooo:rsid="061df23e" style:font-size-asian="10.5pt" style:font-weight-asian="normal"/>
    </style:style>
    <style:style style:name="T60" style:family="text">
      <style:text-properties style:font-name="Century Schoolbook L" fo:font-size="11pt" fo:language="en" fo:country="US" fo:font-weight="normal" officeooo:rsid="062e175c" style:font-size-asian="10.5pt" style:font-weight-asian="normal"/>
    </style:style>
    <style:style style:name="T61" style:family="text">
      <style:text-properties style:font-name="Century Schoolbook L" fo:font-size="11pt" fo:language="en" fo:country="US" fo:font-weight="normal" officeooo:rsid="0680fddf" style:font-size-asian="10.5pt" style:font-weight-asian="normal"/>
    </style:style>
    <style:style style:name="T62" style:family="text">
      <style:text-properties style:font-name="Century Schoolbook L" fo:font-size="11pt" fo:language="en" fo:country="US" fo:font-weight="normal" officeooo:rsid="06453589" style:font-size-asian="10.5pt" style:font-weight-asian="normal"/>
    </style:style>
    <style:style style:name="T63" style:family="text">
      <style:text-properties style:font-name="Century Schoolbook L" fo:font-size="11pt" fo:language="en" fo:country="US" fo:font-weight="normal" officeooo:rsid="062cc2c2" style:font-size-asian="10.5pt" style:font-weight-asian="normal"/>
    </style:style>
    <style:style style:name="T64" style:family="text">
      <style:text-properties style:font-name="Century Schoolbook L" fo:font-size="11pt" fo:language="en" fo:country="US" fo:font-weight="normal" officeooo:rsid="061ee91d" style:font-size-asian="10.5pt" style:font-weight-asian="normal"/>
    </style:style>
    <style:style style:name="T65" style:family="text">
      <style:text-properties style:font-name="Century Schoolbook L" fo:font-size="11pt" fo:language="en" fo:country="US" fo:font-weight="normal" officeooo:rsid="0632b2de" style:font-size-asian="10.5pt" style:font-weight-asian="normal"/>
    </style:style>
    <style:style style:name="T66" style:family="text">
      <style:text-properties style:font-name="Century Schoolbook L" fo:font-size="11pt" fo:language="en" fo:country="US" fo:font-weight="normal" officeooo:rsid="065c4e48" style:font-size-asian="10.5pt" style:font-weight-asian="normal"/>
    </style:style>
    <style:style style:name="T67" style:family="text">
      <style:text-properties style:font-name="Century Schoolbook L" fo:font-size="11pt" fo:language="en" fo:country="US" fo:font-weight="normal" officeooo:rsid="0631f89e" style:font-size-asian="10.5pt" style:font-weight-asian="normal"/>
    </style:style>
    <style:style style:name="T68" style:family="text">
      <style:text-properties style:font-name="Century Schoolbook L" fo:font-size="11pt" fo:language="en" fo:country="US" fo:font-weight="normal" officeooo:rsid="0633b067" style:font-size-asian="10.5pt" style:font-weight-asian="normal"/>
    </style:style>
    <style:style style:name="T69" style:family="text">
      <style:text-properties style:font-name="Century Schoolbook L" fo:font-size="11pt" fo:language="en" fo:country="US" fo:font-weight="normal" officeooo:rsid="06336f8a" style:font-size-asian="10.5pt" style:font-weight-asian="normal"/>
    </style:style>
    <style:style style:name="T70" style:family="text">
      <style:text-properties style:font-name="Century Schoolbook L" fo:font-size="11pt" fo:language="en" fo:country="US" fo:font-weight="normal" officeooo:rsid="0660a24c" style:font-size-asian="10.5pt" style:font-weight-asian="normal"/>
    </style:style>
    <style:style style:name="T71" style:family="text">
      <style:text-properties style:font-name="Century Schoolbook L" fo:font-size="11pt" fo:language="en" fo:country="US" fo:font-weight="normal" officeooo:rsid="0634de37" style:font-size-asian="10.5pt" style:font-weight-asian="normal"/>
    </style:style>
    <style:style style:name="T72" style:family="text">
      <style:text-properties style:font-name="Century Schoolbook L" fo:font-size="11pt" fo:language="en" fo:country="US" fo:font-weight="normal" officeooo:rsid="0661b208" style:font-size-asian="10.5pt" style:font-weight-asian="normal"/>
    </style:style>
    <style:style style:name="T73" style:family="text">
      <style:text-properties style:font-name="Century Schoolbook L" fo:font-size="11pt" fo:language="en" fo:country="US" fo:font-weight="normal" officeooo:rsid="063555b6" style:font-size-asian="10.5pt" style:font-weight-asian="normal"/>
    </style:style>
    <style:style style:name="T74" style:family="text">
      <style:text-properties style:font-name="Century Schoolbook L" fo:font-size="11pt" fo:language="en" fo:country="US" fo:font-weight="normal" officeooo:rsid="063fd10f" style:font-size-asian="10.5pt" style:font-weight-asian="normal"/>
    </style:style>
    <style:style style:name="T75" style:family="text">
      <style:text-properties style:font-name="Century Schoolbook L" fo:font-size="11pt" fo:language="en" fo:country="US" fo:font-weight="normal" officeooo:rsid="064e4023" style:font-size-asian="10.5pt" style:font-weight-asian="normal"/>
    </style:style>
    <style:style style:name="T76" style:family="text">
      <style:text-properties style:font-name="Century Schoolbook L" fo:font-size="11pt" fo:language="en" fo:country="US" fo:font-weight="normal" officeooo:rsid="064efc6f" style:font-size-asian="10.5pt" style:font-weight-asian="normal"/>
    </style:style>
    <style:style style:name="T77" style:family="text">
      <style:text-properties style:font-name="Century Schoolbook L" fo:font-size="11pt" fo:language="en" fo:country="US" fo:font-weight="normal" officeooo:rsid="0663af57" style:font-size-asian="10.5pt" style:font-weight-asian="normal"/>
    </style:style>
    <style:style style:name="T78" style:family="text">
      <style:text-properties style:font-name="Century Schoolbook L" fo:font-size="11pt" fo:language="en" fo:country="US" fo:font-weight="normal" officeooo:rsid="066315bd" style:font-size-asian="10.5pt" style:font-weight-asian="normal"/>
    </style:style>
    <style:style style:name="T79" style:family="text">
      <style:text-properties style:font-name="Century Schoolbook L" fo:font-size="11pt" fo:language="en" fo:country="US" fo:font-weight="normal" officeooo:rsid="0645feb0" style:font-size-asian="10.5pt" style:font-weight-asian="normal"/>
    </style:style>
    <style:style style:name="T80" style:family="text">
      <style:text-properties style:font-name="Century Schoolbook L" fo:font-size="11pt" fo:language="en" fo:country="US" fo:font-weight="normal" officeooo:rsid="0665e91f" style:font-size-asian="10.5pt" style:font-weight-asian="normal"/>
    </style:style>
    <style:style style:name="T81" style:family="text">
      <style:text-properties style:font-name="Century Schoolbook L" fo:font-size="11pt" fo:language="en" fo:country="US" fo:font-weight="normal" officeooo:rsid="063e4f9e" style:font-size-asian="10.5pt" style:font-weight-asian="normal"/>
    </style:style>
    <style:style style:name="T82" style:family="text">
      <style:text-properties style:font-name="Century Schoolbook L" fo:font-size="11pt" fo:language="en" fo:country="US" fo:font-weight="normal" officeooo:rsid="06410b99" style:font-size-asian="10.5pt" style:font-weight-asian="normal"/>
    </style:style>
    <style:style style:name="T83" style:family="text">
      <style:text-properties style:font-name="Century Schoolbook L" fo:font-size="11pt" fo:language="en" fo:country="US" fo:font-weight="normal" officeooo:rsid="064a447c" style:font-size-asian="10.5pt" style:font-weight-asian="normal"/>
    </style:style>
    <style:style style:name="T84" style:family="text">
      <style:text-properties style:font-name="Century Schoolbook L" fo:font-size="11pt" fo:language="en" fo:country="US" fo:font-weight="normal" officeooo:rsid="0695b6e5" style:font-size-asian="10.5pt" style:font-weight-asian="normal"/>
    </style:style>
    <style:style style:name="T85" style:family="text">
      <style:text-properties style:font-name="Century Schoolbook L" fo:font-size="11pt" fo:language="en" fo:country="US" fo:font-weight="normal" officeooo:rsid="064759c9" style:font-size-asian="10.5pt" style:font-weight-asian="normal"/>
    </style:style>
    <style:style style:name="T86" style:family="text">
      <style:text-properties style:font-name="Century Schoolbook L" fo:font-size="11pt" fo:language="en" fo:country="US" fo:font-weight="normal" officeooo:rsid="066890fa" style:font-size-asian="10.5pt" style:font-weight-asian="normal"/>
    </style:style>
    <style:style style:name="T87" style:family="text">
      <style:text-properties style:font-name="Century Schoolbook L" fo:font-size="11pt" fo:language="en" fo:country="US" fo:font-weight="normal" officeooo:rsid="066d7dc3" style:font-size-asian="10.5pt" style:font-weight-asian="normal"/>
    </style:style>
    <style:style style:name="T88" style:family="text">
      <style:text-properties style:font-name="Century Schoolbook L" fo:font-size="11pt" fo:language="en" fo:country="US" fo:font-weight="normal" officeooo:rsid="06987267" style:font-size-asian="10.5pt" style:font-weight-asian="normal"/>
    </style:style>
    <style:style style:name="T89" style:family="text">
      <style:text-properties style:font-name="Century Schoolbook L" fo:font-size="11pt" fo:language="en" fo:country="US" fo:font-weight="normal" officeooo:rsid="069adde1" style:font-size-asian="10.5pt" style:font-weight-asian="normal"/>
    </style:style>
    <style:style style:name="T90" style:family="text">
      <style:text-properties style:font-name="Century Schoolbook L" fo:font-size="11pt" fo:language="en" fo:country="US" fo:font-weight="normal" officeooo:rsid="06a0d01b" style:font-size-asian="10.5pt" style:font-weight-asian="normal"/>
    </style:style>
    <style:style style:name="T91" style:family="text">
      <style:text-properties style:font-name="Century Schoolbook L" fo:font-size="11pt" fo:language="en" fo:country="US" fo:font-weight="normal" officeooo:rsid="06aaea0b" style:font-size-asian="10.5pt" style:font-weight-asian="normal"/>
    </style:style>
    <style:style style:name="T92" style:family="text">
      <style:text-properties style:font-name="Century Schoolbook L" fo:font-size="11pt" fo:language="en" fo:country="US" fo:font-weight="normal" officeooo:rsid="06ad0d67" style:font-size-asian="10.5pt" style:font-weight-asian="normal"/>
    </style:style>
    <style:style style:name="T93" style:family="text">
      <style:text-properties style:font-name="Century Schoolbook L" fo:font-size="11pt" fo:language="en" fo:country="US" fo:font-weight="bold" style:font-size-asian="10.5pt" style:font-weight-asian="bold" style:font-weight-complex="bold"/>
    </style:style>
    <style:style style:name="T94" style:family="text">
      <style:text-properties style:font-name="Century Schoolbook L" fo:font-size="11pt" fo:language="en" fo:country="US" fo:font-weight="bold" officeooo:rsid="060c7ab6" style:font-size-asian="10.5pt" style:font-weight-asian="bold" style:font-weight-complex="bold"/>
    </style:style>
    <style:style style:name="T95" style:family="text">
      <style:text-properties style:font-name="Century Schoolbook L" fo:font-size="11pt" fo:language="en" fo:country="US" style:font-size-asian="10.5pt"/>
    </style:style>
    <style:style style:name="T96" style:family="text">
      <style:text-properties style:font-name="Century Schoolbook L" fo:font-size="11pt" fo:language="en" fo:country="US" officeooo:rsid="060c7ab6" style:font-size-asian="10.5pt"/>
    </style:style>
    <style:style style:name="T97" style:family="text">
      <style:text-properties style:font-name="Century Schoolbook L" fo:font-size="11pt" fo:language="en" fo:country="US" officeooo:rsid="0652d36d" style:font-size-asian="10.5pt"/>
    </style:style>
    <style:style style:name="T98" style:family="text">
      <style:text-properties style:font-name="Century Schoolbook L" fo:font-size="11pt" fo:language="en" fo:country="US" officeooo:rsid="06138e91" style:font-size-asian="10.5pt"/>
    </style:style>
    <style:style style:name="T99" style:family="text">
      <style:text-properties style:font-name="Century Schoolbook L" fo:font-size="11pt" fo:language="en" fo:country="US" officeooo:rsid="0620ff8b" style:font-size-asian="10.5pt"/>
    </style:style>
    <style:style style:name="T100" style:family="text">
      <style:text-properties style:font-name="Century Schoolbook L" fo:font-size="11pt" fo:language="en" fo:country="US" officeooo:rsid="06146050" style:font-size-asian="10.5pt"/>
    </style:style>
    <style:style style:name="T101" style:family="text">
      <style:text-properties style:font-name="Century Schoolbook L" fo:font-size="11pt" fo:language="en" fo:country="US" officeooo:rsid="061df23e" style:font-size-asian="10.5pt"/>
    </style:style>
    <style:style style:name="T102" style:family="text">
      <style:text-properties style:font-name="Century Schoolbook L" fo:font-size="11pt" fo:language="en" fo:country="US" officeooo:rsid="0680fddf" style:font-size-asian="10.5pt"/>
    </style:style>
    <style:style style:name="T103" style:family="text">
      <style:text-properties style:font-name="Century Schoolbook L" fo:font-size="11pt" fo:language="en" fo:country="US" officeooo:rsid="06336f8a" style:font-size-asian="10.5pt"/>
    </style:style>
    <style:style style:name="T104" style:family="text">
      <style:text-properties style:font-name="Century Schoolbook L" fo:font-size="11pt" fo:language="en" fo:country="US" officeooo:rsid="0631f89e" style:font-size-asian="10.5pt"/>
    </style:style>
    <style:style style:name="T105" style:family="text">
      <style:text-properties style:font-name="Century Schoolbook L" fo:font-size="11pt" fo:language="en" fo:country="US" officeooo:rsid="066315bd" style:font-size-asian="10.5pt"/>
    </style:style>
    <style:style style:name="T106" style:family="text">
      <style:text-properties style:font-name="Century Schoolbook L" fo:font-weight="normal" officeooo:rsid="05b80156" style:font-weight-asian="normal"/>
    </style:style>
    <style:style style:name="T107" style:family="text">
      <style:text-properties fo:font-size="11pt" fo:language="en" fo:country="US" fo:font-weight="normal" style:font-size-asian="10.5pt" style:font-weight-asian="normal"/>
    </style:style>
    <style:style style:name="T108" style:family="text">
      <style:text-properties fo:font-size="11pt" fo:language="en" fo:country="US" fo:font-weight="normal" officeooo:rsid="06207566" style:font-size-asian="10.5pt" style:font-weight-asian="normal"/>
    </style:style>
    <style:style style:name="T109" style:family="text">
      <style:text-properties fo:font-size="11pt" fo:language="en" fo:country="US" fo:font-weight="normal" officeooo:rsid="0611c72e" style:font-size-asian="10.5pt" style:font-weight-asian="normal"/>
    </style:style>
    <style:style style:name="T110" style:family="text">
      <style:text-properties fo:font-size="11pt" fo:language="en" fo:country="US" fo:font-weight="normal" officeooo:rsid="06138e91" style:font-size-asian="10.5pt" style:font-weight-asian="normal"/>
    </style:style>
    <style:style style:name="T111" style:family="text">
      <style:text-properties fo:font-size="11pt" fo:language="en" fo:country="US" fo:font-weight="normal" officeooo:rsid="0616a832" style:font-size-asian="10.5pt" style:font-weight-asian="normal"/>
    </style:style>
    <style:style style:name="T112" style:family="text">
      <style:text-properties fo:font-size="11pt" fo:language="en" fo:country="US" fo:font-weight="normal" officeooo:rsid="0615ce82" style:font-size-asian="10.5pt" style:font-weight-asian="normal"/>
    </style:style>
    <style:style style:name="T113" style:family="text">
      <style:text-properties fo:font-size="11pt" fo:language="en" fo:country="US" fo:font-weight="normal" officeooo:rsid="061ad1ac" style:font-size-asian="10.5pt" style:font-weight-asian="normal"/>
    </style:style>
    <style:style style:name="T114" style:family="text">
      <style:text-properties fo:font-size="11pt" fo:language="en" fo:country="US" fo:font-weight="normal" officeooo:rsid="0624728b" style:font-size-asian="10.5pt" style:font-weight-asian="normal"/>
    </style:style>
    <style:style style:name="T115" style:family="text">
      <style:text-properties fo:font-size="11pt" fo:language="en" fo:country="US" fo:font-weight="normal" officeooo:rsid="06336f8a" style:font-size-asian="10.5pt" style:font-weight-asian="normal"/>
    </style:style>
    <style:style style:name="T116" style:family="text">
      <style:text-properties fo:font-size="11pt" fo:language="en" fo:country="US" fo:font-weight="normal" officeooo:rsid="0631f89e" style:font-size-asian="10.5pt" style:font-weight-asian="normal"/>
    </style:style>
    <style:style style:name="T117" style:family="text">
      <style:text-properties fo:font-size="11pt" fo:language="en" fo:country="US" fo:font-weight="normal" officeooo:rsid="064be581" style:font-size-asian="10.5pt" style:font-weight-asian="normal"/>
    </style:style>
    <style:style style:name="T118" style:family="text">
      <style:text-properties fo:language="en" fo:country="US"/>
    </style:style>
    <style:style style:name="T119" style:family="text">
      <style:text-properties fo:language="en" fo:country="US" fo:font-weight="normal" style:font-weight-asian="normal"/>
    </style:style>
    <style:style style:name="T120" style:family="text">
      <style:text-properties fo:language="en" fo:country="US" fo:font-weight="normal" style:font-weight-asian="normal" style:font-weight-complex="normal"/>
    </style:style>
    <style:style style:name="T121" style:family="text">
      <style:text-properties fo:language="en" fo:country="US" fo:font-weight="normal" officeooo:rsid="06207566" style:font-weight-asian="normal" style:font-weight-complex="normal"/>
    </style:style>
    <style:style style:name="T122" style:family="text">
      <style:text-properties fo:language="en" fo:country="US" officeooo:rsid="02a46f96"/>
    </style:style>
    <style:style style:name="T123" style:family="text">
      <style:text-properties fo:language="en" fo:country="US" officeooo:rsid="04ef1f03"/>
    </style:style>
    <style:style style:name="T124" style:family="text">
      <style:text-properties fo:language="en" fo:country="US" officeooo:rsid="04ef2d6c"/>
    </style:style>
    <style:style style:name="T125" style:family="text">
      <style:text-properties fo:language="en" fo:country="US" officeooo:rsid="04ef5fbf"/>
    </style:style>
    <style:style style:name="T126" style:family="text">
      <style:text-properties fo:language="en" fo:country="US" officeooo:rsid="04f0c316"/>
    </style:style>
    <style:style style:name="T127" style:family="text">
      <style:text-properties fo:language="en" fo:country="US" officeooo:rsid="04f25e9f"/>
    </style:style>
    <style:style style:name="T128" style:family="text">
      <style:text-properties fo:language="en" fo:country="US" officeooo:rsid="05d57295"/>
    </style:style>
    <style:style style:name="T129" style:family="text">
      <style:text-properties fo:language="en" fo:country="US" officeooo:rsid="060c7ab6"/>
    </style:style>
    <style:style style:name="T130" style:family="text">
      <style:text-properties fo:language="en" fo:country="US" officeooo:rsid="060dce6e"/>
    </style:style>
    <style:style style:name="T131" style:family="text">
      <style:text-properties fo:language="en" fo:country="US" officeooo:rsid="0610ba85"/>
    </style:style>
    <style:style style:name="T132" style:family="text">
      <style:text-properties fo:language="en" fo:country="US" officeooo:rsid="06207566"/>
    </style:style>
    <style:style style:name="T133" style:family="text">
      <style:text-properties fo:language="en" fo:country="US" officeooo:rsid="06712b48"/>
    </style:style>
    <style:style style:name="T134" style:family="text">
      <style:text-properties fo:language="en" fo:country="US" officeooo:rsid="06746717"/>
    </style:style>
    <style:style style:name="T135" style:family="text">
      <style:text-properties fo:language="en" fo:country="US" officeooo:rsid="05b7231a"/>
    </style:style>
    <style:style style:name="T136" style:family="text">
      <style:text-properties fo:language="en" fo:country="US" officeooo:rsid="066dfd9b"/>
    </style:style>
    <style:style style:name="T137" style:family="text">
      <style:text-properties fo:language="en" fo:country="US" officeooo:rsid="05c47c10"/>
    </style:style>
    <style:style style:name="T138" style:family="text">
      <style:text-properties fo:language="en" fo:country="US" officeooo:rsid="02a9d960"/>
    </style:style>
    <style:style style:name="T139" style:family="text">
      <style:text-properties fo:language="en" fo:country="US" officeooo:rsid="02972dd8"/>
    </style:style>
    <style:style style:name="T140" style:family="text">
      <style:text-properties fo:language="en" fo:country="US" officeooo:rsid="05fd032f"/>
    </style:style>
    <style:style style:name="T141" style:family="text">
      <style:text-properties fo:language="en" fo:country="US" officeooo:rsid="0616a832"/>
    </style:style>
    <style:style style:name="T142" style:family="text">
      <style:text-properties fo:language="en" fo:country="US" officeooo:rsid="06296f0b"/>
    </style:style>
    <style:style style:name="T143" style:family="text">
      <style:text-properties fo:language="en" fo:country="US" officeooo:rsid="067aa156"/>
    </style:style>
    <style:style style:name="T144" style:family="text">
      <style:text-properties fo:language="en" fo:country="US" officeooo:rsid="0617a91e"/>
    </style:style>
    <style:style style:name="T145" style:family="text">
      <style:text-properties fo:language="en" fo:country="US" officeooo:rsid="0618fbd7"/>
    </style:style>
    <style:style style:name="T146" style:family="text">
      <style:text-properties fo:language="en" fo:country="US" officeooo:rsid="0624728b"/>
    </style:style>
    <style:style style:name="T147" style:family="text">
      <style:text-properties fo:language="en" fo:country="US" officeooo:rsid="062b0348"/>
    </style:style>
    <style:style style:name="T148" style:family="text">
      <style:text-properties fo:language="en" fo:country="US" officeooo:rsid="061ad1ac"/>
    </style:style>
    <style:style style:name="T149" style:family="text">
      <style:text-properties fo:language="en" fo:country="US" officeooo:rsid="061eb74c"/>
    </style:style>
    <style:style style:name="T150" style:family="text">
      <style:text-properties fo:language="en" fo:country="US" officeooo:rsid="065c3ec7"/>
    </style:style>
    <style:style style:name="T151" style:family="text">
      <style:text-properties fo:language="en" fo:country="US" officeooo:rsid="062cc2c2"/>
    </style:style>
    <style:style style:name="T152" style:family="text">
      <style:text-properties fo:language="en" fo:country="US" officeooo:rsid="061c100c"/>
    </style:style>
    <style:style style:name="T153" style:family="text">
      <style:text-properties fo:language="en" fo:country="US" officeooo:rsid="069443d6"/>
    </style:style>
    <style:style style:name="T154" style:family="text">
      <style:text-properties fo:language="en" fo:country="US" officeooo:rsid="0682caef"/>
    </style:style>
    <style:style style:name="T155" style:family="text">
      <style:text-properties fo:language="en" fo:country="US" officeooo:rsid="062ef416"/>
    </style:style>
    <style:style style:name="T156" style:family="text">
      <style:text-properties fo:language="en" fo:country="US" style:font-weight-complex="normal"/>
    </style:style>
    <style:style style:name="T157" style:family="text">
      <style:text-properties fo:language="en" fo:country="US" officeooo:rsid="062ef416" style:font-weight-complex="normal"/>
    </style:style>
    <style:style style:name="T158" style:family="text">
      <style:text-properties fo:language="en" fo:country="US" officeooo:rsid="068c53c1"/>
    </style:style>
    <style:style style:name="T159" style:family="text">
      <style:text-properties fo:language="en" fo:country="US" officeooo:rsid="068a56d3"/>
    </style:style>
    <style:style style:name="T160" style:family="text">
      <style:text-properties fo:language="en" fo:country="US" officeooo:rsid="068a2504"/>
    </style:style>
    <style:style style:name="T161" style:family="text">
      <style:text-properties fo:language="en" fo:country="US" officeooo:rsid="068d7a87"/>
    </style:style>
    <style:style style:name="T162" style:family="text">
      <style:text-properties fo:language="en" fo:country="US" officeooo:rsid="0631f89e"/>
    </style:style>
    <style:style style:name="T163" style:family="text">
      <style:text-properties fo:language="en" fo:country="US" officeooo:rsid="0632b2de"/>
    </style:style>
    <style:style style:name="T164" style:family="text">
      <style:text-properties fo:language="en" fo:country="US" officeooo:rsid="06336f8a"/>
    </style:style>
    <style:style style:name="T165" style:family="text">
      <style:text-properties fo:language="en" fo:country="US" officeooo:rsid="064a447c"/>
    </style:style>
    <style:style style:name="T166" style:family="text">
      <style:text-properties fo:language="en" fo:country="US" officeooo:rsid="0647bab0"/>
    </style:style>
    <style:style style:name="T167" style:family="text">
      <style:text-properties fo:language="en" fo:country="US" officeooo:rsid="064759c9"/>
    </style:style>
    <style:style style:name="T168" style:family="text">
      <style:text-properties fo:language="en" fo:country="US" officeooo:rsid="066a7266"/>
    </style:style>
    <style:style style:name="T169" style:family="text">
      <style:text-properties fo:language="en" fo:country="US" officeooo:rsid="066c7ad8"/>
    </style:style>
    <style:style style:name="T170" style:family="text">
      <style:text-properties fo:language="en" fo:country="US" officeooo:rsid="066d0cb4"/>
    </style:style>
    <style:style style:name="T171" style:family="text">
      <style:text-properties fo:language="en" fo:country="US" officeooo:rsid="06987267"/>
    </style:style>
    <style:style style:name="T172" style:family="text">
      <style:text-properties fo:language="en" fo:country="US" officeooo:rsid="0648bee0"/>
    </style:style>
    <style:style style:name="T173" style:family="text">
      <style:text-properties fo:language="en" fo:country="US" officeooo:rsid="069adde1"/>
    </style:style>
    <style:style style:name="T174" style:family="text">
      <style:text-properties fo:language="en" fo:country="US" officeooo:rsid="069c900e"/>
    </style:style>
    <style:style style:name="T175" style:family="text">
      <style:text-properties fo:language="en" fo:country="US" officeooo:rsid="069f0998"/>
    </style:style>
    <style:style style:name="T176" style:family="text">
      <style:text-properties fo:language="en" fo:country="US" officeooo:rsid="06a1e22b"/>
    </style:style>
    <style:style style:name="T177" style:family="text">
      <style:text-properties fo:language="en" fo:country="US" officeooo:rsid="06a30e07"/>
    </style:style>
    <style:style style:name="T178" style:family="text">
      <style:text-properties fo:language="en" fo:country="US" officeooo:rsid="06aa4adc"/>
    </style:style>
    <style:style style:name="T179" style:family="text">
      <style:text-properties fo:language="en" fo:country="US" officeooo:rsid="06aaea0b"/>
    </style:style>
    <style:style style:name="T180" style:family="text">
      <style:text-properties style:font-name="Liberation Mono" fo:font-size="11pt" fo:language="en" fo:country="US" fo:font-weight="normal" officeooo:rsid="060c7ab6" style:font-name-asian="NSimSun" style:font-size-asian="10.5pt" style:font-weight-asian="normal" style:font-name-complex="Liberation Mono"/>
    </style:style>
    <style:style style:name="T181" style:family="text">
      <style:text-properties style:font-name="Liberation Mono" fo:font-size="11pt" fo:language="en" fo:country="US" fo:font-weight="normal" officeooo:rsid="06138e91" style:font-name-asian="NSimSun" style:font-size-asian="10.5pt" style:font-weight-asian="normal" style:font-name-complex="Liberation Mono"/>
    </style:style>
    <style:style style:name="T182" style:family="text">
      <style:text-properties style:font-name="Liberation Mono" fo:font-size="11pt" fo:language="en" fo:country="US" fo:font-weight="normal" officeooo:rsid="0611c72e" style:font-name-asian="NSimSun" style:font-size-asian="10.5pt" style:font-weight-asian="normal" style:font-name-complex="Liberation Mono"/>
    </style:style>
    <style:style style:name="T183" style:family="text">
      <style:text-properties style:font-name="Liberation Mono" fo:font-size="11pt" fo:language="en" fo:country="US" fo:font-weight="normal" officeooo:rsid="061ad1ac" style:font-name-asian="NSimSun" style:font-size-asian="10.5pt" style:font-weight-asian="normal" style:font-name-complex="Liberation Mono"/>
    </style:style>
    <style:style style:name="T184" style:family="text">
      <style:text-properties style:font-name="Liberation Mono" fo:font-size="11pt" fo:language="en" fo:country="US" fo:font-weight="normal" officeooo:rsid="065c3ec7" style:font-name-asian="NSimSun" style:font-size-asian="10.5pt" style:font-weight-asian="normal" style:font-name-complex="Liberation Mono"/>
    </style:style>
    <style:style style:name="T185" style:family="text">
      <style:text-properties style:font-name="Liberation Mono" fo:font-size="11pt" fo:language="en" fo:country="US" fo:font-weight="normal" officeooo:rsid="0666c9c5" style:font-name-asian="NSimSun" style:font-size-asian="10.5pt" style:font-weight-asian="normal" style:font-name-complex="Liberation Mono"/>
    </style:style>
    <style:style style:name="T186" style:family="text">
      <style:text-properties style:font-name="Liberation Mono" fo:font-size="11pt" fo:language="en" fo:country="US" fo:font-weight="normal" officeooo:rsid="064be581" style:font-name-asian="NSimSun" style:font-size-asian="10.5pt" style:font-weight-asian="normal" style:font-name-complex="Liberation Mono"/>
    </style:style>
    <style:style style:name="T187" style:family="text">
      <style:text-properties style:font-name="Liberation Mono" fo:font-size="11pt" fo:language="en" fo:country="US" fo:font-weight="normal" officeooo:rsid="069c900e" style:font-name-asian="NSimSun" style:font-size-asian="10.5pt" style:font-weight-asian="normal" style:font-name-complex="Liberation Mono"/>
    </style:style>
    <style:style style:name="T188" style:family="text">
      <style:text-properties style:font-name="Liberation Mono" fo:font-size="11pt" fo:language="en" fo:country="US" fo:font-weight="normal" officeooo:rsid="060c7ab6" style:font-name-asian="NSimSun" style:font-size-asian="10pt" style:font-weight-asian="normal" style:font-name-complex="Liberation Mono" style:font-size-complex="10pt"/>
    </style:style>
    <style:style style:name="T189" style:family="text">
      <style:text-properties style:font-name="Liberation Mono" fo:language="en" fo:country="US" officeooo:rsid="0618fbd7" style:font-name-asian="NSimSun" style:font-name-complex="Liberation Mono"/>
    </style:style>
    <style:style style:name="T190" style:family="text">
      <style:text-properties style:font-name="Liberation Mono" fo:language="en" fo:country="US" officeooo:rsid="069c900e" style:font-name-asian="NSimSun" style:font-name-complex="Liberation Mono"/>
    </style:style>
    <style:style style:name="T191" style:family="text">
      <style:text-properties style:font-name="Arial" fo:font-size="16.1000003814697pt" fo:font-weight="bold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T192" style:family="text">
      <style:text-properties style:font-name="Arial" fo:font-size="16.1000003814697pt" fo:font-weight="bold" officeooo:rsid="0616a832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T193" style:family="text">
      <style:text-properties style:font-name="Arial" fo:font-size="16.1000003814697pt" fo:font-weight="bold" officeooo:rsid="0624728b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T194" style:family="text">
      <style:text-properties style:font-name="Arial" fo:font-size="16.1000003814697pt" fo:language="en" fo:country="US" fo:font-weight="bold" officeooo:rsid="062cc2c2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T195" style:family="text">
      <style:text-properties officeooo:rsid="0615ce82"/>
    </style:style>
    <style:style style:name="T196" style:family="text">
      <style:text-properties officeooo:rsid="0616a832"/>
    </style:style>
    <style:style style:name="T197" style:family="text">
      <style:text-properties officeooo:rsid="0617a91e"/>
    </style:style>
    <style:style style:name="T198" style:family="text">
      <style:text-properties officeooo:rsid="0618fbd7"/>
    </style:style>
    <style:style style:name="T199" style:family="text">
      <style:text-properties officeooo:rsid="061a1fc7"/>
    </style:style>
    <style:style style:name="T200" style:family="text">
      <style:text-properties officeooo:rsid="061ad1ac"/>
    </style:style>
    <style:style style:name="T201" style:family="text">
      <style:text-properties officeooo:rsid="061c100c"/>
    </style:style>
    <style:style style:name="T202" style:family="text">
      <style:text-properties officeooo:rsid="061eb74c"/>
    </style:style>
    <style:style style:name="T203" style:family="text">
      <style:text-properties officeooo:rsid="0624728b"/>
    </style:style>
    <style:style style:name="T204" style:family="text">
      <style:text-properties fo:font-weight="normal" style:font-weight-asian="normal" style:font-weight-complex="normal"/>
    </style:style>
    <style:style style:name="T205" style:family="text">
      <style:text-properties fo:font-weight="normal" officeooo:rsid="0654dd75" style:font-weight-asian="normal" style:font-weight-complex="normal"/>
    </style:style>
    <style:style style:name="T206" style:family="text">
      <style:text-properties fo:font-weight="normal" officeooo:rsid="060dce6e" style:font-weight-asian="normal" style:font-weight-complex="normal"/>
    </style:style>
    <style:style style:name="T207" style:family="text">
      <style:text-properties fo:font-weight="normal" officeooo:rsid="06566dae" style:font-weight-asian="normal" style:font-weight-complex="normal"/>
    </style:style>
    <style:style style:name="T208" style:family="text">
      <style:text-properties fo:font-weight="normal" officeooo:rsid="02baea28" style:font-weight-asian="normal" style:font-weight-complex="normal"/>
    </style:style>
    <style:style style:name="T209" style:family="text">
      <style:text-properties fo:font-weight="normal" officeooo:rsid="02ea4ae8" style:font-weight-asian="normal" style:font-weight-complex="normal"/>
    </style:style>
    <style:style style:name="T210" style:family="text">
      <style:text-properties officeooo:rsid="062b0348"/>
    </style:style>
    <style:style style:name="T211" style:family="text">
      <style:text-properties officeooo:rsid="062cc2c2"/>
    </style:style>
    <style:style style:name="T212" style:family="text">
      <style:text-properties officeooo:rsid="062ef416"/>
    </style:style>
    <style:style style:name="T213" style:family="text">
      <style:text-properties officeooo:rsid="0631f89e"/>
    </style:style>
    <style:style style:name="T214" style:family="text">
      <style:text-properties officeooo:rsid="06336f8a"/>
    </style:style>
    <style:style style:name="T215" style:family="text">
      <style:text-properties officeooo:rsid="0634de37"/>
    </style:style>
    <style:style style:name="T216" style:family="text">
      <style:text-properties officeooo:rsid="06397355"/>
    </style:style>
    <style:style style:name="T217" style:family="text">
      <style:text-properties officeooo:rsid="0639948d"/>
    </style:style>
    <style:style style:name="T218" style:family="text">
      <style:text-properties officeooo:rsid="06453589"/>
    </style:style>
    <style:style style:name="T219" style:family="text">
      <style:text-properties officeooo:rsid="065b0148"/>
    </style:style>
    <style:style style:name="T220" style:family="text">
      <style:text-properties style:font-name-asian="WenQuanYi Zen Hei" style:font-name-complex="Lohit Hindi" style:font-size-complex="16.1000003814697pt" style:font-weight-complex="bold"/>
    </style:style>
    <style:style style:name="T221" style:family="text">
      <style:text-properties officeooo:rsid="0624728b" style:font-name-asian="WenQuanYi Zen Hei" style:font-name-complex="Lohit Hindi" style:font-size-complex="16.1000003814697pt" style:font-weight-complex="bold"/>
    </style:style>
    <style:style style:name="T222" style:family="text">
      <style:text-properties officeooo:rsid="0682caef"/>
    </style:style>
    <style:style style:name="T223" style:family="text">
      <style:text-properties fo:font-style="italic" officeooo:rsid="0682caef" style:font-style-asian="italic" style:font-style-complex="italic"/>
    </style:style>
    <style:style style:name="T224" style:family="text">
      <style:text-properties officeooo:rsid="0684218f"/>
    </style:style>
    <style:style style:name="T225" style:family="text">
      <style:text-properties officeooo:rsid="068a56d3"/>
    </style:style>
    <style:style style:name="T226" style:family="text">
      <style:text-properties officeooo:rsid="02a5e448"/>
    </style:style>
    <style:style style:name="T227" style:family="text">
      <style:text-properties officeooo:rsid="04f7f7bd"/>
    </style:style>
    <style:style style:name="T228" style:family="text">
      <style:text-properties officeooo:rsid="069c900e"/>
    </style:style>
    <style:style style:name="T229" style:family="text">
      <style:text-properties officeooo:rsid="069deb88"/>
    </style:style>
    <style:style style:name="T230" style:family="text">
      <style:text-properties officeooo:rsid="06a0d01b"/>
    </style:style>
    <style:style style:name="T231" style:family="text">
      <style:text-properties officeooo:rsid="06a30e07"/>
    </style:style>
    <style:style style:name="T232" style:family="text">
      <style:text-properties officeooo:rsid="06a3cc81"/>
    </style:style>
    <style:style style:name="T233" style:family="text">
      <style:text-properties officeooo:rsid="06a574fa"/>
    </style:style>
    <style:style style:name="T234" style:family="text">
      <style:text-properties officeooo:rsid="06ad0d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Copyright © 2023 Esteban Flamini, http://estebanflamini.com</text:p>
      <text:p text:style-name="P44">Permission is granted to copy, distribute and/or modify this document under the terms of the GNU Free Documentation License, Version 1.3 or any later version published by the Free Software Foundation; with <text:span text:style-name="T106">no </text:span>Invariant Sections, with <text:span text:style-name="T106">no </text:span>Front‑Cover Texts, and with <text:span text:style-name="T106">no</text:span> Back‑Cover Texts.</text:p>
      <text:h text:style-name="P94" text:outline-level="1">Overview</text:h>
      <text:p text:style-name="P21"><text:span text:style-name="Strong_20_Emphasis"><text:span text:style-name="T94">someday</text:span></text:span><text:span text:style-name="T118"> </text:span><text:span text:style-name="T135">is a </text:span><text:span text:style-name="T29">frontend </text:span><text:span text:style-name="T30">for</text:span><text:span text:style-name="T129"> the command-line calendar application </text:span><text:span text:style-name="Strong_20_Emphasis"><text:span text:style-name="T129">when</text:span></text:span><text:span text:style-name="T129"> </text:span><text:span text:style-name="T132">for Linux. </text:span><text:span text:style-name="T136">It</text:span><text:span text:style-name="T132"> </text:span><text:span text:style-name="T129">allow</text:span><text:span text:style-name="T136">s</text:span><text:span text:style-name="T129"> </text:span><text:span text:style-name="T136">easy management of </text:span><text:span text:style-name="T129">calendars through a menu‑driven application</text:span><text:span text:style-name="T118">.</text:span></text:p>
      <text:h text:style-name="P95" text:outline-level="1">Program invocation</text:h>
      <text:p text:style-name="P58"><text:span text:style-name="Source_20_Text"><text:span text:style-name="T118">[python3] </text:span></text:span><text:span text:style-name="Source_20_Text"><text:span text:style-name="T188">someday</text:span></text:span><text:span text:style-name="Source_20_Text"><text:span text:style-name="T118">.py [options]</text:span></text:span></text:p>
      <text:h text:style-name="P98" text:outline-level="1">Description</text:h>
      <text:p text:style-name="P21"><text:span text:style-name="Strong_20_Emphasis"><text:span text:style-name="T94">someday</text:span></text:span><text:span text:style-name="T118"> is a </text:span><text:span text:style-name="T31">frontend </text:span><text:span text:style-name="T30">for</text:span><text:span text:style-name="T118"> </text:span><text:span text:style-name="Strong_20_Emphasis"><text:span text:style-name="T94">when</text:span></text:span><text:span text:style-name="T118">, a freely‑available </text:span><text:span text:style-name="T32">command-line calendar application </text:span><text:span text:style-name="T33">written by Benjamin Crowell</text:span><text:span text:style-name="T32"> </text:span><text:span text:style-name="T137">(</text:span><text:a xlink:type="simple" xlink:href="https://www.lightandmatter.com/when/when.html" text:style-name="Internet_20_link" text:visited-style-name="Visited_20_Internet_20_Link"><text:span text:style-name="Source_20_Text"><text:span text:style-name="T132">https://www.lightandmatter.com/when/when.html</text:span></text:span></text:a><text:span text:style-name="T137">)</text:span><text:span text:style-name="T118">. </text:span><text:span text:style-name="T32">You can use it on top of </text:span><text:span text:style-name="Strong_20_Emphasis"><text:span text:style-name="T96">when</text:span></text:span><text:span text:style-name="T32"> to manage your calendars easily through menus. Crucially, it has a feature to allow easy rescheduling. </text:span><text:span text:style-name="Strong_20_Emphasis"><text:span text:style-name="T96">someday</text:span></text:span><text:span text:style-name="T32"> is intended for the professional procrastinator who wants to </text:span><text:span text:style-name="T34">schedule a task </text:span><text:span text:style-name="T35">using </text:span><text:span text:style-name="Strong_20_Emphasis"><text:span text:style-name="T97">when</text:span></text:span><text:span text:style-name="T35"> </text:span><text:span text:style-name="T34">and once the date arrives, reschedule it easily if it cannot be done at once.</text:span><text:span text:style-name="T32"> </text:span><text:span text:style-name="T34">Hopefully, all due tasks get done “someday”.</text:span></text:p>
      <text:p text:style-name="P46"><text:span text:style-name="T4">Other features included: easy creation, deletion, duplication and edition of items; one‑key browsing from calendar items containing URL</text:span><text:span text:style-name="T13">s</text:span><text:span text:style-name="T4">; search (plain‑text and regular expressions); view modes; and a handy three‑month calendar.</text:span></text:p>
      <text:h text:style-name="P97" text:outline-level="1"><text:bookmark-start text:name="__RefHeading___Toc26799_4251188909"/>Target platforms<text:bookmark-end text:name="__RefHeading___Toc26799_4251188909"/></text:h>
      <text:p text:style-name="P47"><text:span text:style-name="T205">This app is intended for </text:span><text:span text:style-name="T204">Linux/</text:span><text:span text:style-name="T205">Unix</text:span><text:span text:style-name="T204"> </text:span><text:span text:style-name="T205">(</text:span><text:span text:style-name="T15">i</text:span><text:span text:style-name="T205">f </text:span><text:span text:style-name="T16">there’s</text:span><text:span text:style-name="T205"> an X, it will probably work). </text:span><text:span text:style-name="T15">Maybe you can make it </text:span><text:span text:style-name="T206">run in other platforms; </text:span><text:span text:style-name="T207">dependencies are minimal</text:span><text:span text:style-name="T206">. </text:span><text:span text:style-name="T205">If you </text:span><text:span text:style-name="T17">succeed at using this app in other platforms,</text:span><text:span text:style-name="T205"> and want to share </text:span><text:span text:style-name="T15">your experience </text:span><text:span text:style-name="T205">(and be credited), please drop me a line at:</text:span></text:p>
      <text:p text:style-name="P59"><text:a xlink:type="simple" xlink:href="https://github.com/estebanflamini/someday/issues" text:style-name="Internet_20_link" text:visited-style-name="Visited_20_Internet_20_Link"><text:span text:style-name="T132">https://github.com/estebanflamini/someday/issues</text:span></text:a></text:p>
      <text:h text:style-name="P97" text:outline-level="1">Known <text:s/>bugs</text:h>
      <text:p text:style-name="Text_20_body"><text:span text:style-name="T118">The program has been tested </text:span><text:span text:style-name="T138">in </text:span><text:span text:style-name="T118">Linux, and no </text:span><text:span text:style-name="Emphasis"><text:span text:style-name="T118">obvious</text:span></text:span><text:span text:style-name="T118"> bugs seem to exist. If you find any bug, please </text:span><text:span text:style-name="T139">open an issue at:</text:span></text:p>
      <text:p text:style-name="Preformatted_20_Text"><text:a xlink:type="simple" xlink:href="https://github.com/estebanflamini/someday/issues" text:style-name="Internet_20_link" text:visited-style-name="Visited_20_Internet_20_Link"><text:span text:style-name="T132">https://github.com/estebanflamini/someday/issues</text:span></text:a></text:p>
      <text:h text:style-name="P97" text:outline-level="1">Dependencies</text:h>
      <text:p text:style-name="P1"><text:span text:style-name="Strong_20_Emphasis"><text:span text:style-name="T118">Python</text:span></text:span><text:span text:style-name="T118"> &gt;= 3.7 </text:span><text:span text:style-name="T140">(</text:span><text:a xlink:type="simple" xlink:href="https://www.python.org/" text:style-name="Internet_20_link" text:visited-style-name="Visited_20_Internet_20_Link"><text:span text:style-name="Source_20_Text"><text:span text:style-name="T128">https://www.python.org</text:span></text:span></text:a><text:span text:style-name="T140">) </text:span><text:span text:style-name="T129">with </text:span><text:span text:style-name="Strong_20_Emphasis"><text:span text:style-name="T129">curses</text:span></text:span><text:span text:style-name="T129">.</text:span></text:p>
      <text:p text:style-name="P1"><text:span text:style-name="Strong_20_Emphasis"><text:span text:style-name="T94">when</text:span></text:span><text:span text:style-name="T118"> </text:span><text:span text:style-name="T36">(</text:span><text:a xlink:type="simple" xlink:href="https://www.lightandmatter.com/when/when.html" text:style-name="Internet_20_link" text:visited-style-name="Visited_20_Internet_20_Link"><text:span text:style-name="Source_20_Text"><text:span text:style-name="T108">https://www.lightandmatter.com/when/when.html</text:span></text:span></text:a><text:span text:style-name="T36">)</text:span></text:p>
      <text:h text:style-name="P99" text:outline-level="1"><text:soft-page-break/>Contributing</text:h>
      <text:p text:style-name="P77">If you would like to contribute to this project, please drop me a line at:</text:p>
      <text:p text:style-name="Preformatted_20_Text"><text:a xlink:type="simple" xlink:href="https://github.com/estebanflamini/someday/issues" text:style-name="Internet_20_link" text:visited-style-name="Visited_20_Internet_20_Link"><text:span text:style-name="T132">https://github.com/estebanflamini/someday/issues</text:span></text:a></text:p>
      <text:p text:style-name="P48">All contributions will be credited.</text:p>
      <text:h text:style-name="P97" text:outline-level="1"><text:bookmark-start text:name="__RefHeading___Toc26814_4251188909"/>Installation<text:bookmark-end text:name="__RefHeading___Toc26814_4251188909"/></text:h>
      <text:p text:style-name="P45"><text:span text:style-name="T3">F</text:span>or the time being, no installation scripts are provided. You will have to install the required dependencies and <text:span text:style-name="T1">copy </text:span>the program file yourself.</text:p>
      <text:p text:style-name="P49">In the following instructions, all URLs are given a<text:span text:style-name="T2">s</text:span> of the time of this writing. If some <text:span text:style-name="T2">link</text:span> <text:span text:style-name="T2">is </text:span>broken, please use an Internet search engine and your best judgment.</text:p>
      <text:list xml:id="list1063956328" text:style-name="L1">
        <text:list-item>
          <text:p text:style-name="P110"><text:span text:style-name="T118">Copy </text:span><text:span text:style-name="Strong_20_Emphasis"><text:span text:style-name="T94">someday</text:span></text:span><text:span text:style-name="Strong_20_Emphasis"><text:span text:style-name="T118">.py</text:span></text:span><text:span text:style-name="T118"> to a directory included in </text:span><text:span text:style-name="T37">the search path for executable files</text:span><text:span text:style-name="T118">.</text:span></text:p>
        </text:list-item>
        <text:list-item>
          <text:p text:style-name="P111"><text:span text:style-name="T18">C</text:span>heck that you have Python &gt;= 3.7 installed:</text:p>
          <text:p text:style-name="P112"><text:span text:style-name="Source_20_Text"><text:span text:style-name="T118">python3 ‑‑version</text:span></text:span></text:p>
          <text:p text:style-name="P113"><text:span text:style-name="T123">I</text:span><text:span text:style-name="T24">n the extremely unlikely event </text:span><text:span text:style-name="T26">that</text:span><text:span text:style-name="T123"> you don’t have </text:span><text:span text:style-name="T26">Python3 installed</text:span><text:span text:style-name="T123">, you </text:span><text:span text:style-name="T27">can</text:span><text:span text:style-name="T123"> get it from a standard repository (</text:span><text:span text:style-name="T25">if you have an older Python installed, </text:span><text:span text:style-name="T123">you might </text:span><text:span text:style-name="T27">want </text:span><text:span text:style-name="T123">to install </text:span><text:span text:style-name="Strong_20_Emphasis"><text:span text:style-name="T118">python3‑venv</text:span></text:span><text:span text:style-name="T123"> and </text:span><text:span text:style-name="T22">put</text:span><text:span text:style-name="T123"> Python 3.7+ inside a virtual environment, </text:span><text:span text:style-name="T125">so it does not interfere with the </text:span><text:span text:style-name="T25">older </text:span><text:span text:style-name="T125">installation. </text:span><text:span text:style-name="T126">See: </text:span><text:a xlink:type="simple" xlink:href="https://docs.python.org/3/library/venv.html" text:style-name="Internet_20_link" text:visited-style-name="Visited_20_Internet_20_Link"><text:span text:style-name="Source_20_Text"><text:span text:style-name="T126">https://docs.python.org/3/library/venv.html</text:span></text:span></text:a><text:span text:style-name="T123">).</text:span></text:p>
        </text:list-item>
        <text:list-item>
          <text:p text:style-name="P115"><text:span text:style-name="T130">C</text:span><text:span text:style-name="T118">heck that you have </text:span><text:span text:style-name="Strong_20_Emphasis"><text:span text:style-name="T118">curses</text:span></text:span><text:span text:style-name="T118"> installed. </text:span><text:span text:style-name="T131">Run Python and try to import the </text:span><text:span text:style-name="Strong_20_Emphasis"><text:span text:style-name="T131">curses</text:span></text:span><text:span text:style-name="T131"> module:</text:span></text:p>
          <text:p text:style-name="P115"><text:span text:style-name="Source_20_Text"><text:span text:style-name="T131">python3 -</text:span></text:span><text:span text:style-name="Source_20_Text"><text:span text:style-name="T133">c '</text:span></text:span><text:span text:style-name="Source_20_Text"><text:span text:style-name="T131">import curses'</text:span></text:span></text:p>
          <text:p text:style-name="P116"><text:span text:style-name="T118">If you receive an error message, you should add </text:span><text:span text:style-name="Strong_20_Emphasis"><text:span text:style-name="T118">curses</text:span></text:span><text:span text:style-name="T118"> to your Python installation. Usually you can do </text:span><text:span text:style-name="T28">that using </text:span><text:span text:style-name="Strong_20_Emphasis"><text:span text:style-name="T118">pip</text:span></text:span><text:span text:style-name="T134">:</text:span></text:p>
          <text:p text:style-name="P116"><text:span text:style-name="Source_20_Text"><text:span text:style-name="T118">pip install curses</text:span></text:span></text:p>
        </text:list-item>
        <text:list-item>
          <text:p text:style-name="P114"><text:span text:style-name="T130">In</text:span><text:span text:style-name="T123">stall</text:span><text:span text:style-name="T122"> </text:span><text:span text:style-name="Strong_20_Emphasis"><text:span text:style-name="T129">when </text:span></text:span><text:span text:style-name="T123">(either from the standard repositories </text:span><text:span text:style-name="T124">using your default package manager </text:span><text:span text:style-name="T123">or download it from </text:span><text:a xlink:type="simple" xlink:href="https://www.lightandmatter.com/when/when.html" text:style-name="Internet_20_link" text:visited-style-name="Visited_20_Internet_20_Link"><text:span text:style-name="Source_20_Text"><text:span text:style-name="T132">https://www.lightandmatter.com/when/when.html</text:span></text:span></text:a><text:span text:style-name="T123"> and follow the instructions there).</text:span></text:p>
          <text:p text:style-name="P114"><text:span text:style-name="T23">For example, to install </text:span><text:span text:style-name="Strong_20_Emphasis"><text:span text:style-name="T94">when</text:span></text:span><text:span text:style-name="T23"> from the standard repositories in</text:span><text:span text:style-name="T127"> Debian:</text:span></text:p>
          <text:p text:style-name="P114"><text:span text:style-name="Source_20_Text"><text:span text:style-name="T127">sudo apt‑get install </text:span></text:span><text:span text:style-name="Source_20_Text"><text:span text:style-name="T180">when</text:span></text:span></text:p>
          <text:p text:style-name="P120"><text:span text:style-name="T19">I</text:span><text:span text:style-name="T226">f you </text:span><text:span text:style-name="T227">find any error in these instructions, or if you would</text:span><text:span text:style-name="T226"> like to share detailed </text:span><text:span text:style-name="T227">installation </text:span><text:span text:style-name="T226">instructions for your platform (and get </text:span><text:span text:style-name="T208">credited </text:span><text:span text:style-name="T209">for doing so</text:span><text:span text:style-name="T208">)</text:span><text:span text:style-name="T226">, please contact me by opening an issue at:</text:span></text:p>
          <text:p text:style-name="P121"><text:a xlink:type="simple" xlink:href="https://github.com/estebanflamini/someday/issues" text:style-name="Internet_20_link" text:visited-style-name="Visited_20_Internet_20_Link"><text:span text:style-name="Source_20_Text"><text:span text:style-name="T121">https://github.com/estebanflamini/someday/issues</text:span></text:span></text:a></text:p>
        </text:list-item>
      </text:list>
      <text:h text:style-name="P96" text:outline-level="1">Using someday</text:h>
      <text:p text:style-name="P22"><text:span text:style-name="T118">Before using </text:span><text:span text:style-name="Strong_20_Emphasis"><text:span text:style-name="T118">someday</text:span></text:span><text:span text:style-name="T118">, you should </text:span><text:span text:style-name="T38">read</text:span><text:span text:style-name="T118"> </text:span><text:span text:style-name="Strong_20_Emphasis"><text:span text:style-name="T118">when</text:span></text:span><text:span text:style-name="T118">’</text:span><text:span text:style-name="T131">s manual and run it </text:span><text:span text:style-name="T118">at least once in order to create the application’s directory, configuration files and a calendar. </text:span><text:span text:style-name="Strong_20_Emphasis"><text:span text:style-name="T118">someday</text:span></text:span><text:span text:style-name="T118"> does not create a calendar of its own, </text:span><text:span text:style-name="T33">it </text:span><text:span text:style-name="T118">shares the calendar</text:span><text:span text:style-name="T131">s</text:span><text:span text:style-name="T118"> with </text:span><text:span text:style-name="Strong_20_Emphasis"><text:span text:style-name="T118">when</text:span></text:span><text:span text:style-name="T118">.</text:span></text:p>
      <text:p text:style-name="P22"><text:span text:style-name="T118">Spend a few days </text:span><text:span text:style-name="T21">l</text:span><text:span text:style-name="T118">earning to use </text:span><text:span text:style-name="Strong_20_Emphasis"><text:span text:style-name="T118">when</text:span></text:span><text:span text:style-name="T118"> and its very powerful language for defining calendars. </text:span><text:soft-page-break/><text:span text:style-name="T118">You will use </text:span><text:span text:style-name="Strong_20_Emphasis"><text:span text:style-name="T118">someday</text:span></text:span><text:span text:style-name="T118"> as a complement, not a replacement, for </text:span><text:span text:style-name="Strong_20_Emphasis"><text:span text:style-name="T118">when</text:span></text:span><text:span text:style-name="T118">.</text:span></text:p>
      <text:p text:style-name="P23"><text:span text:style-name="T39">Below </text:span><text:span text:style-name="T118">I give you a brief overview </text:span><text:span text:style-name="T21">of some </text:span><text:span text:style-name="T118">key concepts </text:span><text:span text:style-name="T21">you need to understand </text:span><text:span text:style-name="T39">before using</text:span><text:span text:style-name="T21"> </text:span><text:span text:style-name="Strong_20_Emphasis"><text:span text:style-name="T95">someday</text:span></text:span><text:span text:style-name="T21">.</text:span></text:p>
      <text:h text:style-name="P101" text:outline-level="2"><text:span text:style-name="T191">A brief overview of </text:span>when</text:h>
      <text:p text:style-name="P23"><text:span text:style-name="Strong_20_Emphasis"><text:span text:style-name="T118">when</text:span></text:span><text:span text:style-name="T118"> is a free command-line calendar application </text:span><text:span text:style-name="T132">written by Benjamin Crowell (</text:span><text:a xlink:type="simple" xlink:href="https://www.lightandmatter.com/when/when.html" text:style-name="Internet_20_link" text:visited-style-name="Visited_20_Internet_20_Link"><text:span text:style-name="Source_20_Text"><text:span text:style-name="T132">https://www.lightandmatter.com/when/when.html</text:span></text:span></text:a><text:span text:style-name="T132">) </text:span><text:span text:style-name="T118">which lets you define one or more calendars as plain‑text files consisting of items </text:span><text:span text:style-name="T21">with the following syntax:</text:span></text:p>
      <text:p text:style-name="P23"><text:span text:style-name="T21"><text:tab/></text:span><text:span text:style-name="Source_20_Text"><text:span text:style-name="T107">&lt;date&gt; , &lt;task&gt;</text:span></text:span></text:p>
      <text:p text:style-name="P24"><text:span text:style-name="Source_20_Text"><text:span text:style-name="T107">&lt;date&gt;</text:span></text:span><text:span text:style-name="T21"> can </text:span><text:span text:style-name="T40">be an exact date, </text:span><text:span text:style-name="T41">usually</text:span><text:span text:style-name="T40"> in the format </text:span><text:span text:style-name="Source_20_Text"><text:span text:style-name="T109">YYYY MM DD</text:span></text:span><text:span text:style-name="T40"> (e.g., </text:span><text:span text:style-name="Source_20_Text"><text:span text:style-name="T109">2023 07 15</text:span></text:span><text:span text:style-name="T41">),</text:span><text:span text:style-name="T40"> </text:span><text:span text:style-name="T41">but you can also spell the month </text:span><text:span text:style-name="T33">out </text:span><text:span text:style-name="T41">(e.g., </text:span><text:span text:style-name="Source_20_Text"><text:span text:style-name="T109">2023 </text:span></text:span><text:span text:style-name="Source_20_Text"><text:span text:style-name="T110">jul </text:span></text:span><text:span text:style-name="Source_20_Text"><text:span text:style-name="T109">15</text:span></text:span><text:span text:style-name="T41">) or replace some parts with wildcards (e.g., </text:span><text:span text:style-name="Source_20_Text"><text:span text:style-name="T109">2023 </text:span></text:span><text:span text:style-name="Source_20_Text"><text:span text:style-name="T181">* </text:span></text:span><text:span text:style-name="Source_20_Text"><text:span text:style-name="T109">15</text:span></text:span><text:span text:style-name="T41">). A full explanation of the date format is given in </text:span><text:span text:style-name="Strong_20_Emphasis"><text:span text:style-name="T98">when</text:span></text:span><text:span text:style-name="T41">’s manual.</text:span></text:p>
      <text:p text:style-name="P30"><text:span text:style-name="T21">Crucially, </text:span><text:span text:style-name="Source_20_Text"><text:span text:style-name="T107">&lt;date&gt;</text:span></text:span><text:span text:style-name="T21"> can also be a </text:span><text:span text:style-name="T42">formula based on </text:span><text:span text:style-name="T40">‘fancy test</text:span><text:span text:style-name="T42">s</text:span><text:span text:style-name="T40">’, that is, a Boolean expression that will be “</text:span><text:span text:style-name="T33">t</text:span><text:span text:style-name="T40">rue” </text:span><text:span text:style-name="T33">or “false”</text:span><text:span text:style-name="T40"> </text:span><text:span text:style-name="T33">depending on the specific </text:span><text:span text:style-name="T40">date. </text:span><text:span text:style-name="T33">That </text:span><text:span text:style-name="T40">will result in the task being scheduled on </text:span><text:span text:style-name="T33">those</text:span><text:span text:style-name="T40"> dates </text:span><text:span text:style-name="T33">where the f</text:span><text:span text:style-name="T42">ormula</text:span><text:span text:style-name="T33"> is true</text:span><text:span text:style-name="T40">. For example, the following line in a calendar</text:span></text:p>
      <text:p text:style-name="P23"><text:span text:style-name="T40"><text:tab/></text:span><text:span text:style-name="Source_20_Text"><text:span text:style-name="T109">d=</text:span></text:span><text:span text:style-name="Source_20_Text"><text:span text:style-name="T182">5</text:span></text:span><text:span text:style-name="Source_20_Text"><text:span text:style-name="T109"> &amp; j&gt;601</text:span></text:span><text:span text:style-name="Source_20_Text"><text:span text:style-name="T111">01</text:span></text:span><text:span text:style-name="Source_20_Text"><text:span text:style-name="T109"> , Pay the rent</text:span></text:span></text:p>
      <text:p text:style-name="P29"><text:span text:style-name="T21">will show the task ‘Pay the rent’ every fifth of the month, </text:span><text:span text:style-name="T43">but only </text:span><text:span text:style-name="T33">for dates which come </text:span><text:span text:style-name="T21">after the modified Julian day 601</text:span><text:span text:style-name="T44">01</text:span><text:span text:style-name="T21"> (which corresponds to </text:span><text:span text:style-name="Source_20_Text"><text:span text:style-name="T107">2023 06 </text:span></text:span><text:span text:style-name="Source_20_Text"><text:span text:style-name="T111">05</text:span></text:span><text:span text:style-name="T21">). </text:span><text:span text:style-name="T44">The meaning of this line could be: ‘I have to pay the rent every fifth of the month, and the last time I paid the rent was Ju</text:span><text:span text:style-name="T45">ne</text:span><text:span text:style-name="T44"> 5, 2023’.</text:span></text:p>
      <text:p text:style-name="P31"><text:span text:style-name="T118">When you call </text:span><text:span text:style-name="Strong_20_Emphasis"><text:span text:style-name="T118">when</text:span></text:span><text:span text:style-name="T118"> without any options, it shows all tasks </text:span><text:span text:style-name="T141">which are </text:span><text:span text:style-name="T44">scheduled with</text:span><text:span text:style-name="T43">in </text:span><text:span text:style-name="T46">its</text:span><text:span text:style-name="T43"> default interval</text:span><text:span text:style-name="T21"> </text:span><text:span text:style-name="T46">(</text:span><text:span text:style-name="T21">starting yesterday and ending 14 days after today</text:span><text:span text:style-name="T46">)</text:span><text:span text:style-name="T21">. </text:span><text:span text:style-name="T43">The date range can be modified using command-line options</text:span><text:span text:style-name="T21">. If you want to delete or edit tasks, you </text:span><text:span text:style-name="T46">need </text:span><text:span text:style-name="T21">to </text:span><text:span text:style-name="T43">open</text:span><text:span text:style-name="T21"> the </text:span><text:span text:style-name="T44">underlying </text:span><text:span text:style-name="T21">calendar file in a text editor</text:span><text:span text:style-name="T43">. </text:span><text:span text:style-name="Strong_20_Emphasis"><text:span text:style-name="T99">when</text:span></text:span><text:span text:style-name="T46"> provides you a handy shortcut for doing that; just enter </text:span><text:span text:style-name="T43">the command </text:span></text:p>
      <text:p text:style-name="P31"><text:span text:style-name="Source_20_Text"><text:span text:style-name="T43"><text:tab/></text:span></text:span><text:span text:style-name="Source_20_Text"><text:span text:style-name="T112">when e</text:span></text:span></text:p>
      <text:p text:style-name="P31"><text:span text:style-name="T46">and </text:span><text:span text:style-name="Strong_20_Emphasis"><text:span text:style-name="T99">when</text:span></text:span><text:span text:style-name="T46"> will invoke </text:span><text:span text:style-name="T43">your default text editor </text:span><text:span text:style-name="T46">to edit the default calendar</text:span><text:span text:style-name="T21">.</text:span></text:p>
      <text:p text:style-name="P8"><text:span text:style-name="T118">The rest of this manual assumes that you have a good understanding of </text:span><text:span text:style-name="Strong_20_Emphasis"><text:span text:style-name="T118">when</text:span></text:span><text:span text:style-name="T118"> and feel comfortable scheduling items either for a specific date or based on ‘fancy test</text:span><text:span text:style-name="T142">s</text:span><text:span text:style-name="T118">’. If that is not your case yet, please stop reading now, spend some time learning </text:span><text:span text:style-name="T143">to use </text:span><text:span text:style-name="Strong_20_Emphasis"><text:span text:style-name="T118">when</text:span></text:span><text:span text:style-name="T118">, and then come back </text:span><text:span text:style-name="Strong_20_Emphasis"><text:span text:style-name="T119">for the rest of this manual</text:span></text:span><text:span text:style-name="T118">.</text:span></text:p>
      <text:h text:style-name="P100" text:outline-level="2"><text:span text:style-name="T196">Using </text:span>so<text:span text:style-name="T195">meday </text:span><text:span text:style-name="T192">as a complement</text:span><text:span text:style-name="T195"> of when</text:span></text:h>
      <text:p text:style-name="P30"><text:span text:style-name="T21">Enter </text:span><text:span text:style-name="Strong_20_Emphasis"><text:span text:style-name="T95">someday</text:span></text:span><text:span text:style-name="T21">. When you invoke it without arguments (</text:span><text:span text:style-name="T47">by writing</text:span><text:span text:style-name="T21"> </text:span><text:span text:style-name="Source_20_Text"><text:span text:style-name="T107">someday.py</text:span></text:span><text:span text:style-name="T21"> in the command-line) it will show you exactly the same tasks that </text:span><text:span text:style-name="Strong_20_Emphasis"><text:span text:style-name="T95">when</text:span></text:span><text:span text:style-name="T21"> would have shown</text:span><text:span text:style-name="T21">, </text:span><text:span text:style-name="T46">but this time </text:span><text:span text:style-name="T21">in a browseable list and with a menu of actions which can be applied to the selected task. </text:span><text:span text:style-name="T48">Th</text:span><text:span text:style-name="T49">is way </text:span><text:span text:style-name="T50">you can see and edit your calendar in the same application. (</text:span><text:span text:style-name="T51">Y</text:span><text:span text:style-name="T50">ou </text:span><text:span text:style-name="T52">will still use</text:span><text:span text:style-name="T50"> </text:span><text:span text:style-name="Strong_20_Emphasis"><text:span text:style-name="T100">when</text:span></text:span><text:span text:style-name="T50"> </text:span><text:span text:style-name="T44">separately</text:span><text:span text:style-name="T50"> for those things that you can’t </text:span><text:span text:style-name="T39">do </text:span><text:span text:style-name="T50">or don’t want to do within </text:span><text:span text:style-name="Strong_20_Emphasis"><text:span text:style-name="T100">someday</text:span></text:span><text:span text:style-name="T50">.)</text:span></text:p>
      <text:p text:style-name="P35"><text:span text:style-name="T50">U</text:span><text:span text:style-name="T21">se the </text:span><text:span text:style-name="Strong_20_Emphasis"><text:span text:style-name="T95">up</text:span></text:span><text:span text:style-name="T21"> and </text:span><text:span text:style-name="Strong_20_Emphasis"><text:span text:style-name="T95">down</text:span></text:span><text:span text:style-name="T21"> arrow keys to browse the list. On any selected item, press </text:span><text:span text:style-name="Strong_20_Emphasis"><text:span text:style-name="T95">Enter</text:span></text:span><text:span text:style-name="T21"> to show the item in a popup box; that is useful when an item is too long and extends beyond the right edge of the screen.</text:span></text:p>
      <text:p text:style-name="P35"><text:span text:style-name="T118">As you browse the list, a menu </text:span><text:span text:style-name="T53">below </text:span><text:span text:style-name="T118">will show you the actions you can apply to the selected item. To invoke an action, either use the </text:span><text:span text:style-name="Strong_20_Emphasis"><text:span text:style-name="T118">left</text:span></text:span><text:span text:style-name="T118"> and </text:span><text:span text:style-name="Strong_20_Emphasis"><text:span text:style-name="T118">right</text:span></text:span><text:span text:style-name="T118"> arrow keys to select it and then press the </text:span><text:span text:style-name="Strong_20_Emphasis"><text:span text:style-name="T118">spacebar</text:span></text:span><text:span text:style-name="T118">; or press the </text:span><text:span text:style-name="T54">a</text:span><text:span text:style-name="T118">ccelerator key (the uppercase letter shown in the menu).</text:span></text:p>
      <text:p text:style-name="P32"><text:span text:style-name="T118">Editions made with </text:span><text:span text:style-name="Strong_20_Emphasis"><text:span text:style-name="T118">someday</text:span></text:span><text:span text:style-name="T118"> are kept in an internal buffer and written to the underlying </text:span><text:soft-page-break/><text:span text:style-name="T118">calendar only when you </text:span><text:span text:style-name="T21">quit</text:span><text:span text:style-name="T118"> </text:span><text:span text:style-name="Strong_20_Emphasis"><text:span text:style-name="T118">someday</text:span></text:span><text:span text:style-name="T118">. If you want to discard all editions done in the current session, press </text:span><text:span text:style-name="Strong_20_Emphasis"><text:span text:style-name="T118">Ctrl‑C</text:span></text:span><text:span text:style-name="T118"> in the browseable list: </text:span><text:span text:style-name="T144">that quits </text:span><text:span text:style-name="Strong_20_Emphasis"><text:span text:style-name="T144">someday</text:span></text:span><text:span text:style-name="T144"> without writing to the </text:span><text:span text:style-name="T55">calendar</text:span><text:span text:style-name="T144">.</text:span></text:p>
      <text:h text:style-name="P102" text:outline-level="2"><text:span text:style-name="T193">R</text:span><text:span text:style-name="T198">escheduling and advancing </text:span><text:span text:style-name="T203">items</text:span></text:h>
      <text:p text:style-name="P36"><text:span text:style-name="Strong_20_Emphasis"><text:span text:style-name="T118">someday</text:span></text:span><text:span text:style-name="T118"> </text:span><text:span text:style-name="T21">was written for the professional procrastrinator </text:span><text:span text:style-name="T56">who </text:span><text:span text:style-name="T21">wants to schedule a task and then move it around easily if it cannot be completed on the given date. Two types of ‘moving around’ operations exist in </text:span><text:span text:style-name="Strong_20_Emphasis"><text:span text:style-name="T95">someday</text:span></text:span><text:span text:style-name="T21">: rescheduling and advancing. The difference </text:span><text:span text:style-name="T57">lies</text:span><text:span text:style-name="T21"> on whether </text:span><text:span text:style-name="T56">it is an</text:span><text:span text:style-name="T21"> item </text:span><text:span text:style-name="T56">which </text:span><text:span text:style-name="T21">happens only once or a recurring item.</text:span></text:p>
      <text:p text:style-name="P50"><text:span text:style-name="T197">Abo</text:span><text:span text:style-name="T5">v</text:span><text:span text:style-name="T197">e we’ve seen an example of a task scheduled </text:span><text:span text:style-name="T6">for</text:span><text:span text:style-name="T197"> a specific day of the month and after a specific date:</text:span></text:p>
      <text:p text:style-name="P25"><text:span text:style-name="T40"><text:tab/></text:span><text:span text:style-name="Source_20_Text"><text:span text:style-name="T109">d=</text:span></text:span><text:span text:style-name="Source_20_Text"><text:span text:style-name="T182">5</text:span></text:span><text:span text:style-name="Source_20_Text"><text:span text:style-name="T109"> &amp; j&gt;601</text:span></text:span><text:span text:style-name="Source_20_Text"><text:span text:style-name="T111">01</text:span></text:span><text:span text:style-name="Source_20_Text"><text:span text:style-name="T109"> , Pay the rent</text:span></text:span></text:p>
      <text:p text:style-name="P14">This item will show up every fifth of the month after <text:span text:style-name="T228">the Julian date of 60101, which corresponds to </text:span>Ju<text:span text:style-name="T200">ne</text:span> 5, 2023. <text:span text:style-name="T228">So the first </text:span><text:span text:style-name="T231">occurrence</text:span><text:span text:style-name="T230"> </text:span><text:span text:style-name="T231">of the item </text:span><text:span text:style-name="T228">will </text:span><text:span text:style-name="T231">be </text:span><text:span text:style-name="T228">on July 7, </text:span><text:span text:style-name="T230">2023</text:span>. <text:span text:style-name="T228">I</text:span>tems <text:span text:style-name="T228">like this </text:span>are ‘recurring items’: th<text:span text:style-name="T210">ey </text:span>show up at several points of time.</text:p>
      <text:p text:style-name="P14"><text:span text:style-name="T203">There are also items that are scheduled to happen </text:span>only once <text:span text:style-name="T203">at </text:span>a specific date, <text:span text:style-name="T198">e.g.:</text:span></text:p>
      <text:p text:style-name="P2"><text:span text:style-name="Source_20_Text"><text:span text:style-name="T145"><text:tab/>2023 0</text:span></text:span><text:span text:style-name="Source_20_Text"><text:span text:style-name="T190">7</text:span></text:span><text:span text:style-name="Source_20_Text"><text:span text:style-name="T145"> 0</text:span></text:span><text:span text:style-name="Source_20_Text"><text:span text:style-name="T189">6</text:span></text:span><text:span text:style-name="Source_20_Text"><text:span text:style-name="T145"> , File for bankruptcy</text:span></text:span></text:p>
      <text:p text:style-name="P3"><text:span text:style-name="T146">I</text:span><text:span text:style-name="T118">tem</text:span><text:span text:style-name="T146">s</text:span><text:span text:style-name="T118"> which happen only once at a specific date can be rescheduled, deleted or commented out </text:span><text:span text:style-name="T146">from the calendar using </text:span><text:span text:style-name="Strong_20_Emphasis"><text:span text:style-name="T146">someday</text:span></text:span><text:span text:style-name="T118">.</text:span></text:p>
      <text:p text:style-name="P4"><text:span text:style-name="T146">R</text:span><text:span text:style-name="T118">ecurring item</text:span><text:span text:style-name="T146">s</text:span><text:span text:style-name="T118"> cannot be rescheduled, deleted nor commented out </text:span><text:span text:style-name="T147">using </text:span><text:span text:style-name="Strong_20_Emphasis"><text:span text:style-name="T147">someday</text:span></text:span><text:span text:style-name="T118">. That is a protection against inadvertently cancelling all </text:span><text:span text:style-name="T176">future and/or past </text:span><text:span text:style-name="T177">occurrences</text:span><text:span text:style-name="T176"> </text:span><text:span text:style-name="T118">of a</text:span><text:span text:style-name="T177">n item</text:span><text:span text:style-name="T118"> when you only mean</text:span><text:span text:style-name="T146">t</text:span><text:span text:style-name="T118"> to cancel the one selected in the browseable list.</text:span></text:p>
      <text:p text:style-name="P4"><text:span text:style-name="T118">The only timing operation you can apply to a recurring item is to ‘advance’ it. To advance a recurring item means to rewrite the underlying formula in such a way that </text:span><text:span text:style-name="T178">all </text:span><text:span text:style-name="T177">occurrence</text:span><text:span text:style-name="T178">s</text:span><text:span text:style-name="T177"> </text:span><text:span text:style-name="T118">of </text:span><text:span text:style-name="T178">an </text:span><text:span text:style-name="T177">item </text:span><text:span text:style-name="T178">up to the selected one are removed</text:span><text:span text:style-name="T174">, leaving subsequent occurrences unaffected</text:span><text:span text:style-name="T118">. Suppose </text:span><text:span text:style-name="T174">in the above example that y</text:span><text:span text:style-name="T118">ou </text:span><text:span text:style-name="T146">select </text:span><text:span text:style-name="T118">the ‘pay the rent’ item </text:span><text:span text:style-name="T178">corresponding to July 7, 2023 </text:span><text:span text:style-name="T146">and then invoke the ‘advance’ action on it</text:span><text:span text:style-name="T118">. </text:span><text:span text:style-name="Strong_20_Emphasis"><text:span text:style-name="T118">someday</text:span></text:span><text:span text:style-name="T118"> will edit the formula to be</text:span></text:p>
      <text:p text:style-name="P26"><text:span text:style-name="T40"><text:tab/></text:span><text:span text:style-name="Source_20_Text"><text:span text:style-name="T109">d=</text:span></text:span><text:span text:style-name="Source_20_Text"><text:span text:style-name="T182">5</text:span></text:span><text:span text:style-name="Source_20_Text"><text:span text:style-name="T109"> &amp; j&gt;601</text:span></text:span><text:span text:style-name="Source_20_Text"><text:span text:style-name="T187">31</text:span></text:span><text:span text:style-name="Source_20_Text"><text:span text:style-name="T109"> , Pay the rent</text:span></text:span></text:p>
      <text:p text:style-name="P20"><text:span text:style-name="T200">because 601</text:span><text:span text:style-name="T228">31</text:span><text:span text:style-name="T200"> is the modified Julian date corresponding to </text:span>Ju<text:span text:style-name="T228">ly 7</text:span>, 2023. <text:span text:style-name="T200">N</text:span>ow the item will show up every fifth of the month, but the first occurrence will be on <text:span text:style-name="T228">August </text:span>5, 2023. This way <text:span text:style-name="T202">you can</text:span><text:span text:style-name="T199"> keep track of </text:span><text:span text:style-name="T202">a </text:span><text:span text:style-name="T199">recurring task and the last time you </text:span><text:span text:style-name="T231">did</text:span><text:span text:style-name="T199"> it: you ‘advance’ (the starting date of</text:span><text:span text:style-name="T219">)</text:span><text:span text:style-name="T199"> the task. </text:span><text:span text:style-name="T234">(Be careful: </text:span><text:span text:style-name="Strong_20_Emphasis"><text:span text:style-name="T229">someday</text:span></text:span><text:span text:style-name="T229"> is flexible enough to allow you to advance a recurring item whose first occurrence is still in the future. This is useful, for example, if you pay the rent in advance </text:span><text:span text:style-name="T232">and want to get rid of the notification </text:span><text:span text:style-name="T229">until the following </text:span><text:span text:style-name="T233">scheduled time</text:span><text:span text:style-name="T229">.)</text:span></text:p>
      <text:p text:style-name="P5"><text:span text:style-name="T118">In addition to recurring items based on a Julian date, </text:span><text:span text:style-name="Strong_20_Emphasis"><text:span text:style-name="T118">someday</text:span></text:span><text:span text:style-name="T118"> </text:span><text:span text:style-name="T149">is </text:span><text:span text:style-name="T118">also </text:span><text:span text:style-name="T149">able to detect </text:span><text:span text:style-name="T118">recurring items </text:span><text:span text:style-name="T146">based on year</text:span><text:span text:style-name="T118">, e.g.:</text:span></text:p>
      <text:p text:style-name="P27"><text:span text:style-name="T40"><text:tab/></text:span><text:span text:style-name="Source_20_Text"><text:span text:style-name="T109">d=</text:span></text:span><text:span text:style-name="Source_20_Text"><text:span text:style-name="T183">31</text:span></text:span><text:span text:style-name="Source_20_Text"><text:span text:style-name="T109"> &amp; </text:span></text:span><text:span text:style-name="Source_20_Text"><text:span text:style-name="T113">m=</text:span></text:span><text:span text:style-name="Source_20_Text"><text:span text:style-name="T183">1</text:span></text:span><text:span text:style-name="Source_20_Text"><text:span text:style-name="T113"> </text:span></text:span><text:span text:style-name="Source_20_Text"><text:span text:style-name="T114">&amp; </text:span></text:span><text:span text:style-name="Source_20_Text"><text:span text:style-name="T183">y</text:span></text:span><text:span text:style-name="Source_20_Text"><text:span text:style-name="T109">&gt;</text:span></text:span><text:span text:style-name="Source_20_Text"><text:span text:style-name="T183">202</text:span></text:span><text:span text:style-name="Source_20_Text"><text:span text:style-name="T184">2</text:span></text:span><text:span text:style-name="Source_20_Text"><text:span text:style-name="T109"> , </text:span></text:span><text:span text:style-name="Source_20_Text"><text:span text:style-name="T183">Congratulate Guido for his birthday!</text:span></text:span></text:p>
      <text:p text:style-name="P5"><text:span text:style-name="T118">This item will show up every January 31, starting on January 31, 202</text:span><text:span text:style-name="T150">3</text:span><text:span text:style-name="T118">. If you advance such an item, </text:span><text:span text:style-name="Strong_20_Emphasis"><text:span text:style-name="T118">someday</text:span></text:span><text:span text:style-name="T118"> will rewrite the formula replacing </text:span><text:span text:style-name="T175">the year of the </text:span><text:span text:style-name="T179">selected </text:span><text:span text:style-name="T175">occurrence </text:span><text:span text:style-name="T118">instead of the given year. </text:span><text:span text:style-name="T146">E.g.:</text:span></text:p>
      <text:p text:style-name="P28"><text:span text:style-name="T40"><text:tab/></text:span><text:span text:style-name="Source_20_Text"><text:span text:style-name="T109">d=</text:span></text:span><text:span text:style-name="Source_20_Text"><text:span text:style-name="T183">31</text:span></text:span><text:span text:style-name="Source_20_Text"><text:span text:style-name="T109"> &amp; </text:span></text:span><text:span text:style-name="Source_20_Text"><text:span text:style-name="T113">m=</text:span></text:span><text:span text:style-name="Source_20_Text"><text:span text:style-name="T183">1</text:span></text:span><text:span text:style-name="Source_20_Text"><text:span text:style-name="T113"> </text:span></text:span><text:span text:style-name="Source_20_Text"><text:span text:style-name="T114">&amp; </text:span></text:span><text:span text:style-name="Source_20_Text"><text:span text:style-name="T183">y</text:span></text:span><text:span text:style-name="Source_20_Text"><text:span text:style-name="T109">&gt;</text:span></text:span><text:span text:style-name="Source_20_Text"><text:span text:style-name="T183">202</text:span></text:span><text:span text:style-name="Source_20_Text"><text:span text:style-name="T184">3</text:span></text:span><text:span text:style-name="Source_20_Text"><text:span text:style-name="T109"> , </text:span></text:span><text:span text:style-name="Source_20_Text"><text:span text:style-name="T183">Congratulate Guido for his birthday!</text:span></text:span></text:p>
      <text:h text:style-name="P107" text:outline-level="2"><text:span text:style-name="T220">How does someday </text:span><text:span text:style-name="T221">detect </text:span><text:span text:style-name="T220">recurring </text:span><text:span text:style-name="T221">items</text:span></text:h>
      <text:p text:style-name="P7"><text:span text:style-name="T118">For an item to be considered recurring </text:span><text:span text:style-name="T151">by </text:span><text:span text:style-name="Strong_20_Emphasis"><text:span text:style-name="T151">someday</text:span></text:span></text:p>
      <text:list xml:id="list3633343943" text:style-name="List_20_1">
        <text:list-item>
          <text:p text:style-name="P117">it<text:span text:style-name="T211">s date</text:span> <text:span text:style-name="T200">must be given as a formula </text:span>based on ‘fancy test<text:span text:style-name="T211">s</text:span>’</text:p>
        </text:list-item>
        <text:list-item>
          <text:p text:style-name="P119"><text:soft-page-break/><text:span text:style-name="T118">with</text:span><text:span text:style-name="T148"> one and only one occurrence of a test of the form </text:span><text:span text:style-name="Source_20_Text"><text:span text:style-name="T148">j&gt;N</text:span></text:span><text:span text:style-name="T148"> or </text:span><text:span text:style-name="Source_20_Text"><text:span text:style-name="T148">y&gt;N</text:span></text:span></text:p>
        </text:list-item>
        <text:list-item>
          <text:p text:style-name="P118"><text:span text:style-name="T201">in such a way that the </text:span><text:span text:style-name="T218">formula cannot be possibly true unless the above </text:span><text:span text:style-name="T201">test </text:span><text:span text:style-name="T218">is true</text:span><text:span text:style-name="T201">.</text:span></text:p>
        </text:list-item>
      </text:list>
      <text:p text:style-name="P15"><text:span text:style-name="T201">If you know some Boolean logic, th</text:span><text:span text:style-name="T211">e last condition</text:span><text:span text:style-name="T201"> means that the formula could be rewritten as:</text:span></text:p>
      <text:p text:style-name="P5"><text:span text:style-name="Source_20_Text"><text:span text:style-name="T118"><text:tab/></text:span></text:span><text:span text:style-name="Source_20_Text"><text:span text:style-name="T152">j&gt;N &amp; ( &lt;rest of the formula&gt; )</text:span></text:span></text:p>
      <text:p text:style-name="P16">or</text:p>
      <text:p text:style-name="P6"><text:span text:style-name="Source_20_Text"><text:span text:style-name="T118"><text:tab/></text:span></text:span><text:span text:style-name="Source_20_Text"><text:span text:style-name="T152">y&gt;N &amp; ( &lt;rest of the formula&gt; )</text:span></text:span></text:p>
      <text:p text:style-name="P10"><text:span text:style-name="T118">The ‘rest of the formula’ part specifies the item’s </text:span><text:span text:style-name="T153">recurrence pattern</text:span><text:span text:style-name="T118">, and the year/Julian-date test sets a starting point for the item’s recurrence. </text:span><text:span text:style-name="Strong_20_Emphasis"><text:span text:style-name="T118">someday</text:span></text:span><text:span text:style-name="T118"> cannot advance an item without such starting point.</text:span></text:p>
      <text:h text:style-name="P109" text:outline-level="2"><text:span text:style-name="T118">Items which are n</text:span><text:span text:style-name="T194">either </text:span><text:span text:style-name="T118">recurring </text:span><text:span text:style-name="T194">nor </text:span><text:span text:style-name="T118">date‑specific</text:span></text:h>
      <text:p text:style-name="P34"><text:span text:style-name="T151">Using </text:span><text:span text:style-name="Strong_20_Emphasis"><text:span text:style-name="T151">when</text:span></text:span><text:span text:style-name="T151"> you can schedule items that will happen </text:span><text:span text:style-name="T58">more than </text:span><text:span text:style-name="T151">once but will fail the recurrence test given above. </text:span><text:span text:style-name="T21">An example of such an item </text:span><text:span text:style-name="T58">c</text:span><text:span text:style-name="T21">ould be</text:span></text:p>
      <text:p text:style-name="P33"><text:span text:style-name="Source_20_Text"><text:span text:style-name="T107"><text:tab/>* 01 31 , Guido’s birthday</text:span></text:span></text:p>
      <text:p text:style-name="P33"><text:span text:style-name="T21">That is a perfectly valid item for </text:span><text:span text:style-name="Strong_20_Emphasis"><text:span text:style-name="T95">when</text:span></text:span><text:span text:style-name="T21">, that will show up </text:span><text:span text:style-name="T59">every January 31. </text:span><text:span text:style-name="T60">B</text:span><text:span text:style-name="T59">ut it is not a ‘recurring’ </text:span><text:span text:style-name="T60">(=advanceable) </text:span><text:span text:style-name="T59">item </text:span><text:span text:style-name="T60">for</text:span><text:span text:style-name="T59"> </text:span><text:span text:style-name="Strong_20_Emphasis"><text:span text:style-name="T101">someday</text:span></text:span><text:span text:style-name="T59">, </text:span><text:span text:style-name="T61">nor it is an item you can reschedule, delete or comment out from the calendar using </text:span><text:span text:style-name="Strong_20_Emphasis"><text:span text:style-name="T102">someday</text:span></text:span><text:span text:style-name="T61">.</text:span><text:span text:style-name="T58"> </text:span><text:span text:style-name="T59">In order to </text:span><text:span text:style-name="T61">delete, comment or </text:span><text:span text:style-name="T59">modify </text:span><text:span text:style-name="T61">the timing of </text:span><text:span text:style-name="T59">such an item, you need to </text:span><text:span text:style-name="T62">edit </text:span><text:span text:style-name="T60">the </text:span><text:span text:style-name="T59">underlying calendar </text:span><text:span text:style-name="T61">in a text editor</text:span><text:span text:style-name="T59">. </text:span><text:span text:style-name="T60">But </text:span><text:span text:style-name="T63">you </text:span><text:span text:style-name="T64">can </text:span><text:span text:style-name="T60">also </text:span><text:span text:style-name="T59">use the tric</text:span><text:span text:style-name="T63">k</text:span><text:span text:style-name="T59"> </text:span><text:span text:style-name="T63">given in the following section</text:span><text:span text:style-name="T59">.</text:span></text:p>
      <text:h text:style-name="P108" text:outline-level="2">The edit action</text:h>
      <text:p text:style-name="P17">The ‘<text:span text:style-name="T212">edit’ </text:span>action is enabled for every item <text:span text:style-name="T222">shown </text:span>in <text:span text:style-name="T222">the list. </text:span><text:span text:style-name="T224">T</text:span><text:span text:style-name="T222">hat is because the edition screen will show the entire underlying line from the calendar, and you can see if it is an item scheduled for a specific date or based on a formula, so there is no risk of </text:span><text:span text:style-name="T223">inadvertently</text:span><text:span text:style-name="T222"> cancelling all occurrences of a recurring item when you only meant to cancel one of them.</text:span></text:p>
      <text:p text:style-name="P11"><text:span text:style-name="T154">I</text:span><text:span text:style-name="T118">f none of the ‘</text:span><text:span text:style-name="T155">d</text:span><text:span text:style-name="Strong_20_Emphasis"><text:span text:style-name="T120">elete’</text:span></text:span><text:span text:style-name="T156">, ‘</text:span><text:span text:style-name="T157">r</text:span><text:span text:style-name="Strong_20_Emphasis"><text:span text:style-name="T120">eschedule’</text:span></text:span><text:span text:style-name="T156">, ‘</text:span><text:span text:style-name="T157">c</text:span><text:span text:style-name="Strong_20_Emphasis"><text:span text:style-name="T120">omment’</text:span></text:span><text:span text:style-name="T156">, and ‘</text:span><text:span text:style-name="T157">a</text:span><text:span text:style-name="Strong_20_Emphasis"><text:span text:style-name="T120">dvance’</text:span></text:span><text:span text:style-name="T156"> </text:span><text:span text:style-name="T118">actions is available </text:span><text:span text:style-name="T154">for an item</text:span><text:span text:style-name="T118">, you can edit the item and adjust the formula/</text:span><text:span text:style-name="T158">date expression</text:span><text:span text:style-name="T118"> until it is either a recurring item or an item that will happen only once. That will enable some of the </text:span><text:span text:style-name="T154">missing </text:span><text:span text:style-name="T118">actions.</text:span></text:p>
      <text:p text:style-name="P12"><text:span text:style-name="T159">Y</text:span><text:span text:style-name="T160">ou can also use this feature to convert an item </text:span><text:span text:style-name="T161">which is </text:span><text:span text:style-name="T160">scheduled for a specific date </text:span><text:span text:style-name="T161">(</text:span><text:span text:style-name="T160">the only kind you can create using the ‘new’ action within </text:span><text:span text:style-name="Strong_20_Emphasis"><text:span text:style-name="T160">someday</text:span></text:span><text:span text:style-name="T161">)</text:span><text:span text:style-name="T160"> to an item based on a formula.</text:span></text:p>
      <text:p text:style-name="P18"><text:span text:style-name="T225">And y</text:span>ou can delete any item (even recurring ones) by editing it to be an empty line.</text:p>
      <text:p text:style-name="P13"><text:span text:style-name="T118">Now it is time to talk about the available actions in </text:span><text:span text:style-name="Strong_20_Emphasis"><text:span text:style-name="T118">someday</text:span></text:span><text:span text:style-name="T118">.</text:span></text:p>
      <text:h text:style-name="P103" text:outline-level="2"><text:soft-page-break/>Actions</text:h>
      <text:p text:style-name="P78">Name:<text:tab/>Edit</text:p>
      <text:p text:style-name="P88">Accelerator key:<text:tab/>E</text:p>
      <text:p text:style-name="P88">Availability:<text:tab/>Al<text:span text:style-name="T215">l items</text:span></text:p>
      <text:p text:style-name="P62"><text:span text:style-name="T118">Meaning:<text:tab/>Edit the underlying line from the calendar </text:span><text:span text:style-name="T21">corresponding to the current item. You will be able to edit the whole line, as if you opened the calendar in an external text editor. </text:span><text:span text:style-name="Strong_20_Emphasis"><text:span text:style-name="T95">someday</text:span></text:span><text:span text:style-name="T21"> will not let you quit the edition screen if the line you enter is not valid for </text:span><text:span text:style-name="Strong_20_Emphasis"><text:span text:style-name="T95">when</text:span></text:span><text:span text:style-name="T21">. Press </text:span><text:span text:style-name="Strong_20_Emphasis"><text:span text:style-name="T95">Ctrl‑C</text:span></text:span><text:span text:style-name="T21"> if you want to cancel all changes. </text:span><text:span text:style-name="T59">Note: you can delete any item (even recurring ones) by editing it to be an empty line.</text:span></text:p>
      <text:p text:style-name="P51"/>
      <text:p text:style-name="P78">Name:<text:tab/>Done/delete</text:p>
      <text:p text:style-name="P88">Accelerator key:<text:tab/>D</text:p>
      <text:p text:style-name="P88">Availability:<text:tab/><text:span text:style-name="T2">I</text:span>tems which happen only once.</text:p>
      <text:p text:style-name="P61">Meaning:<text:tab/>Delete the underlying line from the calendar. That means you’ve done the task already, <text:span text:style-name="T20">haven’t</text:span> you? Or <text:span text:style-name="T216">maybe </text:span>you’<text:span text:style-name="T12">re </text:span><text:span text:style-name="T20">just </text:span><text:span text:style-name="T12">being honest to yourself: </text:span><text:span text:style-name="T20">you’ve </text:span>realiz<text:span text:style-name="T20">ed</text:span> you will never do <text:span text:style-name="T20">it</text:span>. If you are exactly the same type of procrastinator as I am, you <text:span text:style-name="T11">may</text:span> notice that <text:span text:style-name="T2">m</text:span>any tasks you schedule, <text:span text:style-name="T217">and then reschedule, and then reschedule, and then…, </text:span>are rendered obsolete <text:span text:style-name="T217">(or most likely, shown to never have been truly necessary</text:span><text:span text:style-name="T11">)</text:span><text:span text:style-name="T217"> </text:span>by the mere passing of time, <text:span text:style-name="T217">the greatest solver of all our problems</text:span>.</text:p>
      <text:p text:style-name="P73"/>
      <text:p text:style-name="P79">Name:<text:tab/><text:span text:style-name="T213">Reschedule</text:span></text:p>
      <text:p text:style-name="P89">Accelerator key:<text:tab/><text:span text:style-name="T213">R</text:span></text:p>
      <text:p text:style-name="P89">Availability:<text:tab/><text:span text:style-name="T2">I</text:span>tems which happen only once.</text:p>
      <text:p text:style-name="P60"><text:span text:style-name="T118">Meaning:<text:tab/></text:span><text:span text:style-name="T65">A</text:span><text:span text:style-name="T162">n edition screen </text:span><text:span text:style-name="T163">appears where you can </text:span><text:span text:style-name="T162">enter a new date for the item. </text:span><text:span text:style-name="T65">You can enter the </text:span><text:span text:style-name="T162">date as an exact date in the form </text:span><text:span text:style-name="Source_20_Text"><text:span text:style-name="T162">YYYY MM DD</text:span></text:span><text:span text:style-name="T162"> or as an integer; a positive integer means </text:span><text:span text:style-name="T66">how </text:span><text:span text:style-name="T162">many days after today </text:span><text:span text:style-name="T163">(1=tomorrow)</text:span><text:span text:style-name="T162">; a negative integer means </text:span><text:span text:style-name="T66">how</text:span><text:span text:style-name="T162"> many days before today </text:span><text:span text:style-name="T163">(‑1=yesterday)</text:span><text:span text:style-name="T162">. Why on Earth would anyone want to reschedule an item to show up in the past, I do not know; but </text:span><text:span text:style-name="Strong_20_Emphasis"><text:span text:style-name="T162">someday</text:span></text:span><text:span text:style-name="T162"> is agnostic enough to let you do </text:span><text:span text:style-name="T67">it </text:span><text:span text:style-name="T162">if that is </text:span><text:span text:style-name="T68">what you want</text:span><text:span text:style-name="T162">. Press </text:span><text:span text:style-name="Strong_20_Emphasis"><text:span text:style-name="T162">Enter</text:span></text:span><text:span text:style-name="T162"> without entering nothing to return without changes. You can also press </text:span><text:span text:style-name="Strong_20_Emphasis"><text:span text:style-name="T162">Ctrl‑C</text:span></text:span><text:span text:style-name="T162"> to cancel any changes.</text:span></text:p>
      <text:p text:style-name="P52"/>
      <text:p text:style-name="P80">Name:<text:tab/><text:span text:style-name="T7">Comment</text:span></text:p>
      <text:p text:style-name="P90">Accelerator key:<text:tab/><text:span text:style-name="T214">C</text:span></text:p>
      <text:p text:style-name="P90">Availability:<text:tab/><text:span text:style-name="T2">I</text:span>tems which happen only once.</text:p>
      <text:p text:style-name="P74">Meaning:<text:tab/><text:span text:style-name="T214">The underlying line in the calendar will be commented out. This is useful if you do not want a specific item </text:span><text:span text:style-name="T7">to </text:span><text:span text:style-name="T214">show up again, but want to keep the line in the calendar just in case.</text:span></text:p>
      <text:p text:style-name="P75"/>
      <text:p text:style-name="P80"><text:soft-page-break/>Name:<text:tab/><text:span text:style-name="T7">Advance</text:span></text:p>
      <text:p text:style-name="P90">Accelerator key:<text:tab/><text:span text:style-name="T214">A</text:span></text:p>
      <text:p text:style-name="P85"><text:span text:style-name="T118">Availability:<text:tab/></text:span><text:span text:style-name="T69">Recurring i</text:span><text:span text:style-name="T118">tems </text:span><text:span text:style-name="T69">as understood by </text:span><text:span text:style-name="Strong_20_Emphasis"><text:span text:style-name="T103">someday</text:span></text:span><text:span text:style-name="T69"> (see above)</text:span><text:span text:style-name="T118">.</text:span></text:p>
      <text:p text:style-name="P70"><text:span text:style-name="T118">Meaning:<text:tab/></text:span><text:span text:style-name="T164">The underlying line in the calendar will be </text:span><text:span text:style-name="T69">modified so that </text:span><text:span text:style-name="T91">every</text:span><text:span text:style-name="T69"> occurrence of the </text:span><text:span text:style-name="T90">recurring </text:span><text:span text:style-name="T69">item </text:span><text:span text:style-name="T91">up to the selected one </text:span><text:span text:style-name="T69">will not show up again, and all occurrences of the item after </text:span><text:span text:style-name="T70">that </text:span><text:span text:style-name="T69">will remain unaffected.</text:span></text:p>
      <text:p text:style-name="P71"/>
      <text:p text:style-name="P80">Name:<text:tab/><text:span text:style-name="T7">Browse url</text:span></text:p>
      <text:p text:style-name="P90">Accelerator key:<text:tab/><text:span text:style-name="T7">B</text:span></text:p>
      <text:p text:style-name="P63"><text:span text:style-name="T118">Availability:<text:tab/></text:span><text:span text:style-name="T21">I</text:span><text:span text:style-name="T118">tems which </text:span><text:span text:style-name="T69">contain one or more URLs of the form </text:span><text:span text:style-name="Source_20_Text"><text:span text:style-name="T115">http://…</text:span></text:span><text:span text:style-name="T69"> or </text:span><text:span text:style-name="Source_20_Text"><text:span text:style-name="T115">https://...</text:span></text:span></text:p>
      <text:p text:style-name="P67"><text:span text:style-name="T69">Meaning:<text:tab/></text:span><text:span text:style-name="Strong_20_Emphasis"><text:span text:style-name="T103">someday</text:span></text:span><text:span text:style-name="T69"> will try to open the URLs in your default browser.</text:span></text:p>
      <text:p text:style-name="P51"/>
      <text:p text:style-name="P81">Name:<text:tab/><text:span text:style-name="T9">dUplicate</text:span></text:p>
      <text:p text:style-name="P91">Accelerator key:<text:tab/><text:span text:style-name="T9">U</text:span></text:p>
      <text:p text:style-name="P64"><text:span text:style-name="T118">Availability:<text:tab/></text:span><text:span text:style-name="Source_20_Text"><text:span text:style-name="T71">All items</text:span></text:span></text:p>
      <text:p text:style-name="P69"><text:span text:style-name="T69">Meaning:<text:tab/></text:span><text:span text:style-name="Strong_20_Emphasis"><text:span text:style-name="T103">someday</text:span></text:span><text:span text:style-name="T69"> will </text:span><text:span text:style-name="T71">duplicate the underlying </text:span><text:span text:style-name="T72">line</text:span><text:span text:style-name="T71"> from the calendar</text:span><text:span text:style-name="T69">. </text:span><text:span text:style-name="T71">This is useful to use one item as a template for another: duplicate the original item and then edit the copy.</text:span></text:p>
      <text:p text:style-name="P53"/>
      <text:p text:style-name="P81">Name:<text:tab/><text:span text:style-name="T8">New</text:span></text:p>
      <text:p text:style-name="P92">Accelerator key:<text:tab/><text:span text:style-name="T8">N</text:span></text:p>
      <text:p text:style-name="P65"><text:span text:style-name="T118">Availability:<text:tab/></text:span><text:span text:style-name="Source_20_Text"><text:span text:style-name="T68">Always </text:span></text:span><text:span text:style-name="Source_20_Text"><text:span text:style-name="T73">(even when the list is empty)</text:span></text:span></text:p>
      <text:p text:style-name="P68"><text:span text:style-name="T69">Meaning:<text:tab/></text:span><text:span text:style-name="Strong_20_Emphasis"><text:span text:style-name="T103">someday</text:span></text:span><text:span text:style-name="T69"> will </text:span><text:span text:style-name="T68">ask you to enter an item and then the date. </text:span><text:span text:style-name="T65">You can enter the </text:span><text:span text:style-name="T67">date as an exact date in the form </text:span><text:span text:style-name="Source_20_Text"><text:span text:style-name="T116">YYYY MM DD</text:span></text:span><text:span text:style-name="T67"> or as an integer; a positive integer means </text:span><text:span text:style-name="T66">how</text:span><text:span text:style-name="T67"> many days after today </text:span><text:span text:style-name="T65">(1=tomorrow)</text:span><text:span text:style-name="T67">; a negative integer means </text:span><text:span text:style-name="T66">how </text:span><text:span text:style-name="T67">many days before today </text:span><text:span text:style-name="T65">(‑1=yesterday)</text:span><text:span text:style-name="T67">. Why on Earth would anyone want to schedule an item to show up in the past, I do not know; but </text:span><text:span text:style-name="Strong_20_Emphasis"><text:span text:style-name="T104">someday</text:span></text:span><text:span text:style-name="T67"> is agnostic enough to let you do it if that is </text:span><text:span text:style-name="T68">what you want</text:span><text:span text:style-name="T67">. Press </text:span><text:span text:style-name="Strong_20_Emphasis"><text:span text:style-name="T104">Enter</text:span></text:span><text:span text:style-name="T67"> without entering nothing to return without changes. You can also press </text:span><text:span text:style-name="Strong_20_Emphasis"><text:span text:style-name="T104">Ctrl‑C</text:span></text:span><text:span text:style-name="T67"> to cancel any changes. </text:span><text:span text:style-name="T74">Note: if you want to schedule an item based on a formula </text:span><text:span text:style-name="T75">instead of a date</text:span><text:span text:style-name="T76">, </text:span><text:span text:style-name="T75">the simplest way to do </text:span><text:span text:style-name="T77">that</text:span><text:span text:style-name="T75"> </text:span><text:span text:style-name="T78">within </text:span><text:span text:style-name="Strong_20_Emphasis"><text:span text:style-name="T105">someday</text:span></text:span><text:span text:style-name="T78"> </text:span><text:span text:style-name="T75">is to duplicate an existing item and then edit the copy. </text:span><text:span text:style-name="T78">The edition screen will give </text:span><text:span text:style-name="T75">you </text:span><text:span text:style-name="T78">full </text:span><text:span text:style-name="T75">access to the </text:span><text:span text:style-name="T78">underlying </text:span><text:span text:style-name="T75">line in the calendar.</text:span></text:p>
      <text:p text:style-name="P51"/>
      <text:p text:style-name="P81">Name:<text:tab/><text:span text:style-name="T9">View</text:span></text:p>
      <text:p text:style-name="P91">Accelerator key:<text:tab/><text:span text:style-name="T9">V</text:span></text:p>
      <text:p text:style-name="P66"><text:span text:style-name="T118">Availability:<text:tab/></text:span><text:span text:style-name="Source_20_Text"><text:span text:style-name="T68">Always </text:span></text:span><text:span text:style-name="Source_20_Text"><text:span text:style-name="T73">(even when the list is empty)</text:span></text:span></text:p>
      <text:p text:style-name="P69"><text:span text:style-name="T69">Meaning:<text:tab/></text:span><text:span text:style-name="Strong_20_Emphasis"><text:span text:style-name="T103">someday</text:span></text:span><text:span text:style-name="T69"> will </text:span><text:span text:style-name="T71">show you a menu of ‘views’ to change which items show up in the browseable list. </text:span><text:span text:style-name="T79">(This includes changing the date range being shown and searching for an item </text:span><text:span text:style-name="T80">over some date range</text:span><text:span text:style-name="T79">.) </text:span><text:span text:style-name="T81">A detailed explanation </text:span><text:span text:style-name="T71">of views is </text:span><text:span text:style-name="T82">given </text:span><text:span text:style-name="T71">below.</text:span></text:p>
      <text:p text:style-name="P72"/>
      <text:p text:style-name="P82"><text:soft-page-break/>Name:<text:tab/><text:span text:style-name="T10">Monthly cal.</text:span></text:p>
      <text:p text:style-name="P93">Accelerator key:<text:tab/><text:span text:style-name="T10">M</text:span></text:p>
      <text:p text:style-name="P66"><text:span text:style-name="T118">Availability:<text:tab/></text:span><text:span text:style-name="Source_20_Text"><text:span text:style-name="T68">Always </text:span></text:span><text:span text:style-name="Source_20_Text"><text:span text:style-name="T73">(even when the list is empty)</text:span></text:span></text:p>
      <text:p text:style-name="P76"><text:span text:style-name="T69">Meaning:<text:tab/></text:span><text:span text:style-name="Strong_20_Emphasis"><text:span text:style-name="T103">someday</text:span></text:span><text:span text:style-name="T69"> will </text:span><text:span text:style-name="T73">show a three‑month calendar, with the current date highlighted. Handy, isn’t it?</text:span></text:p>
      <text:p text:style-name="P72"/>
      <text:h text:style-name="P104" text:outline-level="2">command-line arguments</text:h>
      <text:p text:style-name="P37"><text:span text:style-name="Strong_20_Emphasis"><text:span text:style-name="T118">someday</text:span></text:span><text:span text:style-name="T118"> can be invoked with the following command-line arguments:</text:span></text:p>
      <text:p text:style-name="P54"/>
      <text:p text:style-name="P83"><text:span text:style-name="Source_20_Text"><text:span text:style-name="T118">‑h, ‑‑help</text:span></text:span></text:p>
      <text:p text:style-name="P54"><text:span text:style-name="T2">S</text:span>how <text:span text:style-name="T2">a </text:span>help message and exit.</text:p>
      <text:p text:style-name="P54"/>
      <text:p text:style-name="P84"><text:span text:style-name="Source_20_Text"><text:span text:style-name="T118">‑</text:span></text:span><text:span text:style-name="Source_20_Text"><text:span text:style-name="T185">v</text:span></text:span><text:span text:style-name="Source_20_Text"><text:span text:style-name="T118">, ‑‑</text:span></text:span><text:span text:style-name="Source_20_Text"><text:span text:style-name="T185">version</text:span></text:span></text:p>
      <text:p text:style-name="P55"><text:span text:style-name="T2">S</text:span>how <text:span text:style-name="T14">the program’s version </text:span>and exit.</text:p>
      <text:p text:style-name="P55"/>
      <text:p text:style-name="P83"><text:span text:style-name="Source_20_Text"><text:span text:style-name="T118">‑‑calendar &lt;file&gt;</text:span></text:span></text:p>
      <text:p text:style-name="P37"><text:span text:style-name="T118">Use the given file as source calendar, instead of </text:span><text:span text:style-name="Strong_20_Emphasis"><text:span text:style-name="T118">when</text:span></text:span><text:span text:style-name="T118">’s default calendar.</text:span></text:p>
      <text:p text:style-name="P54"/>
      <text:p text:style-name="P83"><text:span text:style-name="Source_20_Text"><text:span text:style-name="T118">‑‑past &lt;number&gt;</text:span></text:span></text:p>
      <text:p text:style-name="P37"><text:span text:style-name="T83">Starting date of the date range to show</text:span><text:span text:style-name="T118">. </text:span><text:span text:style-name="T165">Negative numbers are in the past, positive numbers are in the future </text:span><text:span text:style-name="T118">(</text:span><text:span text:style-name="T83">0</text:span><text:span text:style-name="T118">=</text:span><text:span text:style-name="T83">today</text:span><text:span text:style-name="T118">). This argument will be passed directly to </text:span><text:span text:style-name="Strong_20_Emphasis"><text:span text:style-name="T118">when</text:span></text:span><text:span text:style-name="T118">.</text:span></text:p>
      <text:p text:style-name="P54"/>
      <text:p text:style-name="P83"><text:span text:style-name="Source_20_Text"><text:span text:style-name="T118">‑‑future &lt;number&gt;</text:span></text:span></text:p>
      <text:p text:style-name="P38"><text:span text:style-name="T83">Ending date of the date range to show</text:span><text:span text:style-name="T118">. </text:span><text:span text:style-name="T165">Negative numbers are in the past, positive numbers are in the future </text:span><text:span text:style-name="T118">(</text:span><text:span text:style-name="T83">0</text:span><text:span text:style-name="T118">=</text:span><text:span text:style-name="T83">today</text:span><text:span text:style-name="T118">). This argument will be passed directly to </text:span><text:span text:style-name="Strong_20_Emphasis"><text:span text:style-name="T118">when</text:span></text:span><text:span text:style-name="T118">.</text:span></text:p>
      <text:p text:style-name="P56"/>
      <text:p text:style-name="P83"><text:span text:style-name="Source_20_Text"><text:span text:style-name="T118">‑‑past‑for‑search &lt;number&gt;</text:span></text:span></text:p>
      <text:p text:style-name="P86"><text:span text:style-name="Source_20_Text"><text:span text:style-name="T118">‑‑future‑for‑search &lt;number&gt;</text:span></text:span></text:p>
      <text:p text:style-name="P86"><text:span text:style-name="T118">When you use </text:span><text:span text:style-name="Strong_20_Emphasis"><text:span text:style-name="T118">someday</text:span></text:span><text:span text:style-name="T118">’s search feature, it will ask you not only </text:span><text:span text:style-name="T84">a</text:span><text:span text:style-name="T118"> string </text:span><text:span text:style-name="T166">or regular expression</text:span><text:span text:style-name="T118">, but also the date range to show. Using these arguments you can specify a default range so that </text:span><text:span text:style-name="Strong_20_Emphasis"><text:span text:style-name="T118">someday</text:span></text:span><text:span text:style-name="T118"> will not ask you for a date range every time you do a search. The meaning of the numbers is the same as for </text:span><text:span text:style-name="Source_20_Text"><text:span text:style-name="T118">‑‑past</text:span></text:span><text:span text:style-name="T118"> and </text:span><text:span text:style-name="Source_20_Text"><text:span text:style-name="T118">‑‑future</text:span></text:span><text:span text:style-name="T118">. </text:span><text:span text:style-name="T85">Note: </text:span><text:span text:style-name="T86">if you </text:span><text:span text:style-name="T167">specify only one of the arguments, </text:span><text:span text:style-name="Strong_20_Emphasis"><text:span text:style-name="T167">someday</text:span></text:span><text:span text:style-name="T167"> will ask you for the </text:span><text:span text:style-name="T86">other one</text:span><text:span text:style-name="T167"> every time you do a search.</text:span></text:p>
      <text:p text:style-name="P54"/>
      <text:p text:style-name="P83"><text:soft-page-break/><text:span text:style-name="Source_20_Text"><text:span text:style-name="T118">‑‑search SEARCH</text:span></text:span></text:p>
      <text:p text:style-name="P86"><text:span text:style-name="Source_20_Text"><text:span text:style-name="T118">‑‑regex REGEX</text:span></text:span></text:p>
      <text:p text:style-name="P87"><text:span text:style-name="T118">Show items based on either a string or a regular expression. The date range will be the default one, unless you also </text:span><text:span text:style-name="T21">give the</text:span><text:span text:style-name="T118"> </text:span><text:span text:style-name="Source_20_Text"><text:span text:style-name="T118">‑‑past</text:span></text:span><text:span text:style-name="T118"> and/or </text:span><text:span text:style-name="Source_20_Text"><text:span text:style-name="T118">‑‑future</text:span></text:span><text:span text:style-name="T118"> arguments. </text:span><text:span text:style-name="T168">The regular-expression language is the one used by Python, which is similar to Perl’s. Do not enclose the regular expression within delimiters.</text:span></text:p>
      <text:p text:style-name="P57"/>
      <text:p text:style-name="P83"><text:span text:style-name="Source_20_Text"><text:span text:style-name="T118">‑‑diff</text:span></text:span></text:p>
      <text:p text:style-name="P43"><text:span text:style-name="T118">Show the difference between the new edited calendar and the old one when </text:span><text:span text:style-name="T21">exiting</text:span><text:span text:style-name="T118"> </text:span><text:span text:style-name="Strong_20_Emphasis"><text:span text:style-name="T118">someday</text:span></text:span><text:span text:style-name="T118"> with changes.</text:span></text:p>
      <text:h text:style-name="P105" text:outline-level="2">Views</text:h>
      <text:p text:style-name="P39"><text:span text:style-name="Strong_20_Emphasis"><text:span text:style-name="T118">someday</text:span></text:span><text:span text:style-name="T118"> includes several predefined views you can use to change the list of items being shown. You activate a view by invoking the ‘view’ action and the</text:span><text:span text:style-name="T169">n</text:span><text:span text:style-name="T118"> typing a number. Predefined views are as follow:</text:span></text:p>
      <text:p text:style-name="P39"><text:span text:style-name="Strong_20_Emphasis"><text:span text:style-name="T118">Use given arguments</text:span></text:span><text:span text:style-name="T118">: the default view, based on whatever </text:span><text:span text:style-name="Source_20_Text"><text:span text:style-name="T118">‑‑past</text:span></text:span><text:span text:style-name="T118">, </text:span><text:span text:style-name="Source_20_Text"><text:span text:style-name="T118">‑‑future</text:span></text:span><text:span text:style-name="T118">, and </text:span><text:span text:style-name="Source_20_Text"><text:span text:style-name="T118">‑‑search/‑‑</text:span></text:span><text:span text:style-name="Source_20_Text"><text:span text:style-name="T170">regex</text:span></text:span><text:span text:style-name="T118"> arguments you passed to </text:span><text:span text:style-name="Strong_20_Emphasis"><text:span text:style-name="T118">someday</text:span></text:span><text:span text:style-name="T118"> in the command-line.</text:span></text:p>
      <text:p text:style-name="P40"><text:span text:style-name="Strong_20_Emphasis"><text:span text:style-name="T118">Use when’s defaults</text:span></text:span><text:span text:style-name="T118">: override any </text:span><text:span text:style-name="Source_20_Text"><text:span text:style-name="T118">‑‑past</text:span></text:span><text:span text:style-name="T118">, </text:span><text:span text:style-name="Source_20_Text"><text:span text:style-name="T118">‑‑future</text:span></text:span><text:span text:style-name="T118">, and </text:span><text:span text:style-name="Source_20_Text"><text:span text:style-name="T118">‑‑search/‑‑</text:span></text:span><text:span text:style-name="Source_20_Text"><text:span text:style-name="T170">regex</text:span></text:span><text:span text:style-name="T118"> arguments you passed to </text:span><text:span text:style-name="Strong_20_Emphasis"><text:span text:style-name="T118">someday</text:span></text:span><text:span text:style-name="T118"> in the command-line, and use </text:span><text:span text:style-name="Strong_20_Emphasis"><text:span text:style-name="T118">when</text:span></text:span><text:span text:style-name="T118">’s defaults instead.</text:span></text:p>
      <text:p text:style-name="P39"><text:span text:style-name="Strong_20_Emphasis"><text:span text:style-name="T118">Enter a date range</text:span></text:span><text:span text:style-name="T118">: show items for a given date range.</text:span></text:p>
      <text:p text:style-name="P39"><text:span text:style-name="Strong_20_Emphasis"><text:span text:style-name="T118">Search a string</text:span></text:span><text:span text:style-name="T118">: show items containing a given (case insensitive) string. </text:span><text:span text:style-name="Strong_20_Emphasis"><text:span text:style-name="T118">someday</text:span></text:span><text:span text:style-name="T118"> will ask you the desired date range, or you can specify it using the </text:span><text:span text:style-name="Source_20_Text"><text:span text:style-name="T118">‑‑past‑for‑search</text:span></text:span><text:span text:style-name="T118"> and </text:span><text:span text:style-name="Source_20_Text"><text:span text:style-name="T118">‑‑future‑for‑search</text:span></text:span><text:span text:style-name="T118"> command-line arguments.</text:span></text:p>
      <text:p text:style-name="P41"><text:span text:style-name="Strong_20_Emphasis"><text:span text:style-name="T118">Search a </text:span></text:span><text:span text:style-name="Strong_20_Emphasis"><text:span text:style-name="T93">regex</text:span></text:span><text:span text:style-name="T118">: show items </text:span><text:span text:style-name="T21">matching</text:span><text:span text:style-name="T118"> a given (case insensitive) </text:span><text:span text:style-name="T21">regular expression</text:span><text:span text:style-name="T118">. </text:span><text:span text:style-name="Strong_20_Emphasis"><text:span text:style-name="T118">someday</text:span></text:span><text:span text:style-name="T118"> will ask you the desired date range, or you can specify it using the </text:span><text:span text:style-name="Source_20_Text"><text:span text:style-name="T118">‑‑past‑for‑search</text:span></text:span><text:span text:style-name="T118"> and </text:span><text:span text:style-name="Source_20_Text"><text:span text:style-name="T118">‑‑future‑for‑search</text:span></text:span><text:span text:style-name="T118"> command-line arguments.</text:span><text:span text:style-name="T166"> </text:span><text:span text:style-name="T168">The regular-expression language is the one used by Python, which is similar to Perl’s. Do not enclose the regular expression within delimiters.</text:span></text:p>
      <text:h text:style-name="P106" text:outline-level="2">User defined views</text:h>
      <text:p text:style-name="P42"><text:span text:style-name="T118">In addition to its predefined views, </text:span><text:span text:style-name="Strong_20_Emphasis"><text:span text:style-name="T118">someday</text:span></text:span><text:span text:style-name="T118"> allows you to create user views. </text:span><text:span text:style-name="T87">Just</text:span><text:span text:style-name="T118"> create a plain‑text file named </text:span><text:span text:style-name="Source_20_Text"><text:span text:style-name="T118">someday.viewmodes</text:span></text:span><text:span text:style-name="T118"> and place it in the same directory as </text:span><text:span text:style-name="Source_20_Text"><text:span text:style-name="T118">someday.py</text:span></text:span><text:span text:style-name="T118">. Each view in the file must follow the format:</text:span></text:p>
      <text:p text:style-name="P42"><text:span text:style-name="T118"><text:tab/>&lt;</text:span><text:span text:style-name="Source_20_Text"><text:span text:style-name="T118">name&gt; = &lt;arguments&gt;</text:span></text:span></text:p>
      <text:p text:style-name="P42"><text:span text:style-name="T21">w</text:span><text:span text:style-name="T118">here &lt;</text:span><text:span text:style-name="Source_20_Text"><text:span text:style-name="T118">name&gt;</text:span></text:span><text:span text:style-name="T118"> can be any string (spaces are allowed, </text:span><text:span text:style-name="T171">but an </text:span><text:span text:style-name="T88">equal sign is not</text:span><text:span text:style-name="T118"> allowed) and &lt;</text:span><text:span text:style-name="Source_20_Text"><text:span text:style-name="T118">arguments&gt;</text:span></text:span><text:span text:style-name="T118"> is a combination of the </text:span><text:span text:style-name="Source_20_Text"><text:span text:style-name="T172">‑‑past</text:span></text:span><text:span text:style-name="T172">, </text:span><text:span text:style-name="Source_20_Text"><text:span text:style-name="T172">‑‑future</text:span></text:span><text:span text:style-name="T172">, and </text:span><text:span text:style-name="Source_20_Text"><text:span text:style-name="T172">‑‑search</text:span></text:span><text:span text:style-name="T172"> arguments </text:span><text:span text:style-name="T173">to </text:span><text:span text:style-name="T21">defin</text:span><text:span text:style-name="T89">e</text:span><text:span text:style-name="T21"> the view. For example:</text:span></text:p>
      <text:p text:style-name="P42"><text:span text:style-name="Source_20_Text"><text:span text:style-name="T107"><text:tab/></text:span></text:span><text:span text:style-name="Source_20_Text"><text:span text:style-name="T186">R</text:span></text:span><text:span text:style-name="Source_20_Text"><text:span text:style-name="T107">ent payments </text:span></text:span><text:span text:style-name="Source_20_Text"><text:span text:style-name="T186">next</text:span></text:span><text:span text:style-name="Source_20_Text"><text:span text:style-name="T107"> year = ‑‑search="rent" ‑‑past=365 ‑‑future=</text:span></text:span><text:span text:style-name="Source_20_Text"><text:span text:style-name="T117">730</text:span></text:span></text:p>
      <text:p text:style-name="P9"><text:span text:style-name="T118">User‑defined views are activated from the menu of views by typing </text:span><text:span text:style-name="Strong_20_Emphasis"><text:span text:style-name="T118">u</text:span></text:span><text:span text:style-name="T118"> and then a number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Schoolbook L" fo:font-family="'Century Schoolbook L'" style:font-style-name="Roman" style:font-family-generic="roman" style:font-pitch="variable" fo:font-size="11pt" fo:font-weight="normal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style:contextual-spacing="false" fo:text-indent="0cm" style:auto-text-indent="false"/>
      <style:text-properties fo:text-transform="uppercas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cm" fo:margin-bottom="0.499cm" style:contextual-spacing="false" fo:text-align="start" style:justify-single-word="false" fo:text-indent="0cm" style:auto-text-indent="false" style:page-number="auto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5cm" fo:margin-right="0cm" fo:margin-top="0.42cm" fo:margin-bottom="0.42cm" style:contextual-spacing="true" fo:line-height="150%" fo:keep-together="always" fo:text-indent="-0.25cm" style:auto-text-indent="false" style:page-number="auto" fo:keep-with-next="always">
        <style:tab-stops/>
      </style:paragraph-properties>
      <style:text-properties style:font-name="Liberation Mono" fo:font-family="'Liberation Mono'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ution" style:family="paragraph" style:parent-style-name="Text_20_body">
      <style:paragraph-properties fo:margin-left="0cm" fo:margin-right="0cm" fo:orphans="2" fo:widows="2" fo:text-indent="0cm" style:auto-text-indent="false" fo:padding="0.049cm" fo:border="0.06pt solid #000000" fo:keep-with-next="always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keep-together="always" fo:text-indent="0.499cm" style:auto-text-indent="false" style:page-number="auto" fo:keep-with-next="always"/>
    </style:style>
    <style:style style:name="Table_20_H_7d_" style:display-name="Table H}" style:family="paragraph" style:parent-style-name="Text_20_body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27T17:48:13.249710479</meta:creation-date>
    <dc:title>Normal</dc:title>
    <meta:editing-duration>P10DT9H59M39S</meta:editing-duration>
    <meta:editing-cycles>1497</meta:editing-cycles>
    <meta:generator>LibreOffice/7.0.4.2$Linux_X86_64 LibreOffice_project/00$Build-2</meta:generator>
    <dc:date>2023-07-25T11:10:15.282610117</dc:date>
    <meta:document-statistic meta:table-count="0" meta:image-count="0" meta:object-count="0" meta:page-count="9" meta:paragraph-count="168" meta:word-count="3411" meta:character-count="19902" meta:non-whitespace-character-count="16651"/>
    <meta:template xlink:type="simple" xlink:actuate="onRequest" xlink:title="Normal" xlink:href="../../prog/Documents/Templates/Normal.ott" meta:date="2017-01-27T17:48:13.180468572"/>
  </office:meta>
</office:document-meta>
</file>